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03">
            <text:p>10.3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95">
            <text:p>19.5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99">
            <text:p>19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0097">
            <text:p>1009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1022">
            <text:p>1102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1246">
            <text:p>1124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27">
            <text:p>2020-12-27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55 - 0.98)">
            <text:p>(0.55 - 0.98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61">
            <text:p>0.6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44.875">
            <text:p>744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14025947139604">
            <text:p>0.0514025947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508784591578">
            <text:p>1.1850878459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3.8283513636088">
            <text:p>13.828351363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79">
            <text:p>479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94968902025987">
            <text:p>0.0294968902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494444611108">
            <text:p>1.104944446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3.8438862369893">
            <text:p>23.84388623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81.75">
            <text:p>281.75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79173290937997">
            <text:p>0.0179173291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6333987196474">
            <text:p>1.063339872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320.75">
            <text:p>320.7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220234825597363">
            <text:p>0.0220234826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7803285517583">
            <text:p>1.0780328552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31.8184112665004">
            <text:p>31.818411266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661">
            <text:p>15661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347.625">
            <text:p>347.62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221968584381585">
            <text:p>0.0221968584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7865469756162">
            <text:p>1.0786546976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31.5725704797504">
            <text:p>31.572570479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99">
            <text:p>11199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95.25">
            <text:p>195.25</text:p>
          </table:table-cell>
          <table:table-cell office:value-type="float" office:value="420.75">
            <text:p>420.75</text:p>
          </table:table-cell>
          <table:table-cell office:value-type="float" office:value="0.0733140067134574">
            <text:p>0.0733140067</text:p>
          </table:table-cell>
          <table:table-cell office:value-type="float" office:value="0.0174345923743191">
            <text:p>0.0174345924</text:p>
          </table:table-cell>
          <table:table-cell office:value-type="float" office:value="0.0261351636747624">
            <text:p>0.0261351637</text:p>
          </table:table-cell>
          <table:table-cell office:value-type="float" office:value="1.26713391291465">
            <text:p>1.2671339129</text:p>
          </table:table-cell>
          <table:table-cell office:value-type="float" office:value="1.06161684473218">
            <text:p>1.0616168447</text:p>
          </table:table-cell>
          <table:table-cell office:value-type="float" office:value="1.09281184455107">
            <text:p>1.0928118446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6.8667148853677">
            <text:p>26.866714885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712">
            <text:p>10712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145.25">
            <text:p>145.25</text:p>
          </table:table-cell>
          <table:table-cell office:value-type="float" office:value="360.25">
            <text:p>360.25</text:p>
          </table:table-cell>
          <table:table-cell office:value-type="float" office:value="0.0649509803921569">
            <text:p>0.0649509804</text:p>
          </table:table-cell>
          <table:table-cell office:value-type="float" office:value="0.0135595593726662">
            <text:p>0.0135595594</text:p>
          </table:table-cell>
          <table:table-cell office:value-type="float" office:value="0.0229663394109397">
            <text:p>0.0229663394</text:p>
          </table:table-cell>
          <table:table-cell office:value-type="float" office:value="1.2355969458862">
            <text:p>1.2355969459</text:p>
          </table:table-cell>
          <table:table-cell office:value-type="float" office:value="1.04781882663908">
            <text:p>1.0478188266</text:p>
          </table:table-cell>
          <table:table-cell office:value-type="float" office:value="1.08141599532033">
            <text:p>1.0814159953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0.526265971448">
            <text:p>30.526265971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870">
            <text:p>10870</text:p>
          </table:table-cell>
          <table:table-cell office:value-type="float" office:value="15737">
            <text:p>15737</text:p>
          </table:table-cell>
          <table:table-cell office:value-type="float" office:value="336.625">
            <text:p>336.625</text:p>
          </table:table-cell>
          <table:table-cell office:value-type="float" office:value="174">
            <text:p>174</text:p>
          </table:table-cell>
          <table:table-cell office:value-type="float" office:value="455.125">
            <text:p>455.125</text:p>
          </table:table-cell>
          <table:table-cell office:value-type="float" office:value="0.0439114270806157">
            <text:p>0.0439114271</text:p>
          </table:table-cell>
          <table:table-cell office:value-type="float" office:value="0.0160073597056118">
            <text:p>0.0160073597</text:p>
          </table:table-cell>
          <table:table-cell office:value-type="float" office:value="0.0289206964478617">
            <text:p>0.0289206964</text:p>
          </table:table-cell>
          <table:table-cell office:value-type="float" office:value="1.15746929310154">
            <text:p>1.1574692931</text:p>
          </table:table-cell>
          <table:table-cell office:value-type="float" office:value="1.05652798067654">
            <text:p>1.0565279807</text:p>
          </table:table-cell>
          <table:table-cell office:value-type="float" office:value="1.10286179466625">
            <text:p>1.1028617947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24.3120944464302">
            <text:p>24.312094446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9">
            <text:p>11229</text:p>
          </table:table-cell>
          <table:table-cell office:value-type="float" office:value="17098">
            <text:p>17098</text:p>
          </table:table-cell>
          <table:table-cell office:value-type="float" office:value="342.5">
            <text:p>342.5</text:p>
          </table:table-cell>
          <table:table-cell office:value-type="float" office:value="245">
            <text:p>245</text:p>
          </table:table-cell>
          <table:table-cell office:value-type="float" office:value="307">
            <text:p>307</text:p>
          </table:table-cell>
          <table:table-cell office:value-type="float" office:value="0.041126320845341">
            <text:p>0.0411263208</text:p>
          </table:table-cell>
          <table:table-cell office:value-type="float" office:value="0.0218185056550004">
            <text:p>0.0218185057</text:p>
          </table:table-cell>
          <table:table-cell office:value-type="float" office:value="0.0179553164112762">
            <text:p>0.0179553164</text:p>
          </table:table-cell>
          <table:table-cell office:value-type="float" office:value="1.14725721652059">
            <text:p>1.1472572165</text:p>
          </table:table-cell>
          <table:table-cell office:value-type="float" office:value="1.07729782228298">
            <text:p>1.0772978223</text:p>
          </table:table-cell>
          <table:table-cell office:value-type="float" office:value="1.06347549847883">
            <text:p>1.0634754985</text:p>
          </table:table-cell>
          <table:table-cell office:value-type="float" office:value="17.1983470247398">
            <text:p>17.1983470247</text:p>
          </table:table-cell>
          <table:table-cell office:value-type="float" office:value="32.1141011126365">
            <text:p>32.1141011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  <table:table-cell office:value-type="float" office:value="8810">
            <text:p>8810</text:p>
          </table:table-cell>
          <table:table-cell office:value-type="float" office:value="11664">
            <text:p>11664</text:p>
          </table:table-cell>
          <table:table-cell office:value-type="float" office:value="17807">
            <text:p>17807</text:p>
          </table:table-cell>
          <table:table-cell office:value-type="float" office:value="88.5">
            <text:p>88.5</text:p>
          </table:table-cell>
          <table:table-cell office:value-type="float" office:value="354.75">
            <text:p>354.75</text:p>
          </table:table-cell>
          <table:table-cell office:value-type="float" office:value="181.625">
            <text:p>181.625</text:p>
          </table:table-cell>
          <table:table-cell office:value-type="float" office:value="0.0100454029511918">
            <text:p>0.010045403</text:p>
          </table:table-cell>
          <table:table-cell office:value-type="float" office:value="0.0304140946502058">
            <text:p>0.0304140947</text:p>
          </table:table-cell>
          <table:table-cell office:value-type="float" office:value="0.0101996405907789">
            <text:p>0.0101996406</text:p>
          </table:table-cell>
          <table:table-cell office:value-type="float" office:value="1.03535669416526">
            <text:p>1.0353566942</text:p>
          </table:table-cell>
          <table:table-cell office:value-type="float" office:value="1.10826236489637">
            <text:p>1.1082623649</text:p>
          </table:table-cell>
          <table:table-cell office:value-type="float" office:value="1.03590264609736">
            <text:p>1.0359026461</text:p>
          </table:table-cell>
          <table:table-cell office:value-type="float" office:value="0">
            <text:p>0</text:p>
          </table:table-cell>
          <table:table-cell office:value-type="float" office:value="23.1351706093187">
            <text:p>23.13517060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422">
            <text:p>8422</text:p>
          </table:table-cell>
          <table:table-cell office:value-type="float" office:value="11428">
            <text:p>11428</text:p>
          </table:table-cell>
          <table:table-cell office:value-type="float" office:value="17374">
            <text:p>17374</text:p>
          </table:table-cell>
          <table:table-cell office:value-type="float" office:value="172.75">
            <text:p>172.75</text:p>
          </table:table-cell>
          <table:table-cell office:value-type="float" office:value="289.75">
            <text:p>289.75</text:p>
          </table:table-cell>
          <table:table-cell office:value-type="float" office:value="257.125">
            <text:p>257.125</text:p>
          </table:table-cell>
          <table:table-cell office:value-type="float" office:value="0.0205117549275706">
            <text:p>0.0205117549</text:p>
          </table:table-cell>
          <table:table-cell office:value-type="float" office:value="0.025354392719636">
            <text:p>0.0253543927</text:p>
          </table:table-cell>
          <table:table-cell office:value-type="float" office:value="0.0147994129158513">
            <text:p>0.0147994129</text:p>
          </table:table-cell>
          <table:table-cell office:value-type="float" office:value="1.07261577714331">
            <text:p>1.0726157771</text:p>
          </table:table-cell>
          <table:table-cell office:value-type="float" office:value="1.09000035116988">
            <text:p>1.0900003512</text:p>
          </table:table-cell>
          <table:table-cell office:value-type="float" office:value="1.05222722954588">
            <text:p>1.0522272295</text:p>
          </table:table-cell>
          <table:table-cell office:value-type="float" office:value="34.1380812706502">
            <text:p>34.1380812707</text:p>
          </table:table-cell>
          <table:table-cell office:value-type="float" office:value="27.6834741161371">
            <text:p>27.68347411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610">
            <text:p>11610</text:p>
          </table:table-cell>
          <table:table-cell office:value-type="float" office:value="17903">
            <text:p>17903</text:p>
          </table:table-cell>
          <table:table-cell office:value-type="float" office:value="186">
            <text:p>186</text:p>
          </table:table-cell>
          <table:table-cell office:value-type="float" office:value="354">
            <text:p>354</text:p>
          </table:table-cell>
          <table:table-cell office:value-type="float" office:value="407.25">
            <text:p>407.25</text:p>
          </table:table-cell>
          <table:table-cell office:value-type="float" office:value="0.022171891763023">
            <text:p>0.0221718918</text:p>
          </table:table-cell>
          <table:table-cell office:value-type="float" office:value="0.0304909560723514">
            <text:p>0.0304909561</text:p>
          </table:table-cell>
          <table:table-cell office:value-type="float" office:value="0.0227475842037647">
            <text:p>0.0227475842</text:p>
          </table:table-cell>
          <table:table-cell office:value-type="float" office:value="1.07856514302791">
            <text:p>1.078565143</text:p>
          </table:table-cell>
          <table:table-cell office:value-type="float" office:value="1.10854055512155">
            <text:p>1.1085405551</text:p>
          </table:table-cell>
          <table:table-cell office:value-type="float" office:value="1.08063075178391">
            <text:p>1.0806307518</text:p>
          </table:table-cell>
          <table:table-cell office:value-type="float" office:value="31.6077353754204">
            <text:p>31.6077353754</text:p>
          </table:table-cell>
          <table:table-cell office:value-type="float" office:value="23.0777165777091">
            <text:p>23.0777165777</text:p>
          </table:table-cell>
          <table:table-cell office:value-type="float" office:value="30.8165180139098">
            <text:p>30.816518013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45">
            <text:p>8945</text:p>
          </table:table-cell>
          <table:table-cell office:value-type="float" office:value="12772">
            <text:p>12772</text:p>
          </table:table-cell>
          <table:table-cell office:value-type="float" office:value="17933">
            <text:p>17933</text:p>
          </table:table-cell>
          <table:table-cell office:value-type="float" office:value="216.625">
            <text:p>216.625</text:p>
          </table:table-cell>
          <table:table-cell office:value-type="float" office:value="230.25">
            <text:p>230.25</text:p>
          </table:table-cell>
          <table:table-cell office:value-type="float" office:value="134.875">
            <text:p>134.875</text:p>
          </table:table-cell>
          <table:table-cell office:value-type="float" office:value="0.0242174399105646">
            <text:p>0.0242174399</text:p>
          </table:table-cell>
          <table:table-cell office:value-type="float" office:value="0.0180277168806765">
            <text:p>0.0180277169</text:p>
          </table:table-cell>
          <table:table-cell office:value-type="float" office:value="0.00752105057714827">
            <text:p>0.0075210506</text:p>
          </table:table-cell>
          <table:table-cell office:value-type="float" office:value="1.08591054910279">
            <text:p>1.0859105491</text:p>
          </table:table-cell>
          <table:table-cell office:value-type="float" office:value="1.06373400629119">
            <text:p>1.0637340063</text:p>
          </table:table-cell>
          <table:table-cell office:value-type="float" office:value="1.02643454677552">
            <text:p>1.0264345468</text:p>
          </table:table-cell>
          <table:table-cell office:value-type="float" office:value="28.9670103693247">
            <text:p>28.96701036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8796">
            <text:p>8796</text:p>
          </table:table-cell>
          <table:table-cell office:value-type="float" office:value="12592">
            <text:p>12592</text:p>
          </table:table-cell>
          <table:table-cell office:value-type="float" office:value="17341">
            <text:p>17341</text:p>
          </table:table-cell>
          <table:table-cell office:value-type="float" office:value="101.375">
            <text:p>101.375</text:p>
          </table:table-cell>
          <table:table-cell office:value-type="float" office:value="149.375">
            <text:p>149.375</text:p>
          </table:table-cell>
          <table:table-cell office:value-type="float" office:value="251.875">
            <text:p>251.875</text:p>
          </table:table-cell>
          <table:table-cell office:value-type="float" office:value="0.011525125056844">
            <text:p>0.0115251251</text:p>
          </table:table-cell>
          <table:table-cell office:value-type="float" office:value="0.0118626905972046">
            <text:p>0.0118626906</text:p>
          </table:table-cell>
          <table:table-cell office:value-type="float" office:value="0.0145248255579263">
            <text:p>0.0145248256</text:p>
          </table:table-cell>
          <table:table-cell office:value-type="float" office:value="1.0405982815738">
            <text:p>1.0405982816</text:p>
          </table:table-cell>
          <table:table-cell office:value-type="float" office:value="1.0417952350095">
            <text:p>1.041795235</text:p>
          </table:table-cell>
          <table:table-cell office:value-type="float" office:value="1.05125039174542">
            <text:p>1.05125039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469">
            <text:p>8469</text:p>
          </table:table-cell>
          <table:table-cell office:value-type="float" office:value="12530">
            <text:p>12530</text:p>
          </table:table-cell>
          <table:table-cell office:value-type="float" office:value="17707">
            <text:p>17707</text:p>
          </table:table-cell>
          <table:table-cell office:value-type="float" office:value="132.875">
            <text:p>132.875</text:p>
          </table:table-cell>
          <table:table-cell office:value-type="float" office:value="212.625">
            <text:p>212.625</text:p>
          </table:table-cell>
          <table:table-cell office:value-type="float" office:value="351.75">
            <text:p>351.75</text:p>
          </table:table-cell>
          <table:table-cell office:value-type="float" office:value="0.0156895737395206">
            <text:p>0.0156895737</text:p>
          </table:table-cell>
          <table:table-cell office:value-type="float" office:value="0.0169692737430168">
            <text:p>0.0169692737</text:p>
          </table:table-cell>
          <table:table-cell office:value-type="float" office:value="0.019865025131304">
            <text:p>0.0198650251</text:p>
          </table:table-cell>
          <table:table-cell office:value-type="float" office:value="1.05539598702761">
            <text:p>1.055395987</text:p>
          </table:table-cell>
          <table:table-cell office:value-type="float" office:value="1.05995685235324">
            <text:p>1.0599568524</text:p>
          </table:table-cell>
          <table:table-cell office:value-type="float" office:value="1.07030104163756">
            <text:p>1.07030104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1">
            <text:p>171</text:p>
          </table:table-cell>
          <table:table-cell office:value-type="float" office:value="9054">
            <text:p>9054</text:p>
          </table:table-cell>
          <table:table-cell office:value-type="float" office:value="13112">
            <text:p>13112</text:p>
          </table:table-cell>
          <table:table-cell office:value-type="float" office:value="18163">
            <text:p>18163</text:p>
          </table:table-cell>
          <table:table-cell office:value-type="float" office:value="232.875">
            <text:p>232.875</text:p>
          </table:table-cell>
          <table:table-cell office:value-type="float" office:value="196">
            <text:p>196</text:p>
          </table:table-cell>
          <table:table-cell office:value-type="float" office:value="279.625">
            <text:p>279.625</text:p>
          </table:table-cell>
          <table:table-cell office:value-type="float" office:value="0.025720675944334">
            <text:p>0.0257206759</text:p>
          </table:table-cell>
          <table:table-cell office:value-type="float" office:value="0.0149481391092129">
            <text:p>0.0149481391</text:p>
          </table:table-cell>
          <table:table-cell office:value-type="float" office:value="0.015395309144965">
            <text:p>0.0153953091</text:p>
          </table:table-cell>
          <table:table-cell office:value-type="float" office:value="1.09131901002039">
            <text:p>1.09131901</text:p>
          </table:table-cell>
          <table:table-cell office:value-type="float" office:value="1.05275644273339">
            <text:p>1.0527564427</text:p>
          </table:table-cell>
          <table:table-cell office:value-type="float" office:value="1.05434813247297">
            <text:p>1.0543481325</text:p>
          </table:table-cell>
          <table:table-cell office:value-type="float" office:value="27.2941333207578">
            <text:p>27.29413332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311">
            <text:p>311</text:p>
          </table:table-cell>
          <table:table-cell office:value-type="float" office:value="9930">
            <text:p>9930</text:p>
          </table:table-cell>
          <table:table-cell office:value-type="float" office:value="13092">
            <text:p>13092</text:p>
          </table:table-cell>
          <table:table-cell office:value-type="float" office:value="18762">
            <text:p>18762</text:p>
          </table:table-cell>
          <table:table-cell office:value-type="float" office:value="145.875">
            <text:p>145.875</text:p>
          </table:table-cell>
          <table:table-cell office:value-type="float" office:value="177.75">
            <text:p>177.75</text:p>
          </table:table-cell>
          <table:table-cell office:value-type="float" office:value="270.125">
            <text:p>270.125</text:p>
          </table:table-cell>
          <table:table-cell office:value-type="float" office:value="0.014690332326284">
            <text:p>0.0146903323</text:p>
          </table:table-cell>
          <table:table-cell office:value-type="float" office:value="0.013576993583868">
            <text:p>0.0135769936</text:p>
          </table:table-cell>
          <table:table-cell office:value-type="float" office:value="0.0143974522971965">
            <text:p>0.0143974523</text:p>
          </table:table-cell>
          <table:table-cell office:value-type="float" office:value="1.05183914263515">
            <text:p>1.0518391426</text:p>
          </table:table-cell>
          <table:table-cell office:value-type="float" office:value="1.0478807736629">
            <text:p>1.0478807737</text:p>
          </table:table-cell>
          <table:table-cell office:value-type="float" office:value="1.05079736484018">
            <text:p>1.05079736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9912">
            <text:p>9912</text:p>
          </table:table-cell>
          <table:table-cell office:value-type="float" office:value="12809">
            <text:p>12809</text:p>
          </table:table-cell>
          <table:table-cell office:value-type="float" office:value="18507">
            <text:p>18507</text:p>
          </table:table-cell>
          <table:table-cell office:value-type="float" office:value="128.625">
            <text:p>128.625</text:p>
          </table:table-cell>
          <table:table-cell office:value-type="float" office:value="137">
            <text:p>137</text:p>
          </table:table-cell>
          <table:table-cell office:value-type="float" office:value="450.375">
            <text:p>450.375</text:p>
          </table:table-cell>
          <table:table-cell office:value-type="float" office:value="0.0129766949152542">
            <text:p>0.0129766949</text:p>
          </table:table-cell>
          <table:table-cell office:value-type="float" office:value="0.0106956046529784">
            <text:p>0.0106956047</text:p>
          </table:table-cell>
          <table:table-cell office:value-type="float" office:value="0.0243353866104717">
            <text:p>0.0243353866</text:p>
          </table:table-cell>
          <table:table-cell office:value-type="float" office:value="1.0457484856408">
            <text:p>1.0457484856</text:p>
          </table:table-cell>
          <table:table-cell office:value-type="float" office:value="1.03765883236485">
            <text:p>1.0376588324</text:p>
          </table:table-cell>
          <table:table-cell office:value-type="float" office:value="1.08633458677795">
            <text:p>1.0863345868</text:p>
          </table:table-cell>
          <table:table-cell table:number-columns-repeated="2" office:value-type="float" office:value="0">
            <text:p>0</text:p>
          </table:table-cell>
          <table:table-cell office:value-type="float" office:value="28.8282818993722">
            <text:p>28.828281899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239">
            <text:p>239</text:p>
          </table:table-cell>
          <table:table-cell table:number-columns-repeated="2" office:value-type="float" office:value="174">
            <text:p>174</text:p>
          </table:table-cell>
          <table:table-cell office:value-type="float" office:value="9912">
            <text:p>9912</text:p>
          </table:table-cell>
          <table:table-cell office:value-type="float" office:value="12847">
            <text:p>12847</text:p>
          </table:table-cell>
          <table:table-cell office:value-type="float" office:value="19918">
            <text:p>19918</text:p>
          </table:table-cell>
          <table:table-cell office:value-type="float" office:value="180.875">
            <text:p>180.875</text:p>
          </table:table-cell>
          <table:table-cell office:value-type="float" office:value="248.25">
            <text:p>248.25</text:p>
          </table:table-cell>
          <table:table-cell office:value-type="float" office:value="791.875">
            <text:p>791.875</text:p>
          </table:table-cell>
          <table:table-cell office:value-type="float" office:value="0.0182480831315577">
            <text:p>0.0182480831</text:p>
          </table:table-cell>
          <table:table-cell office:value-type="float" office:value="0.0193235774889079">
            <text:p>0.0193235775</text:p>
          </table:table-cell>
          <table:table-cell office:value-type="float" office:value="0.0397567526860126">
            <text:p>0.0397567527</text:p>
          </table:table-cell>
          <table:table-cell office:value-type="float" office:value="1.06452095633489">
            <text:p>1.0645209563</text:p>
          </table:table-cell>
          <table:table-cell office:value-type="float" office:value="1.06836438647924">
            <text:p>1.0683643865</text:p>
          </table:table-cell>
          <table:table-cell office:value-type="float" office:value="1.14224660919395">
            <text:p>1.1422466092</text:p>
          </table:table-cell>
          <table:table-cell table:number-columns-repeated="2" office:value-type="float" office:value="0">
            <text:p>0</text:p>
          </table:table-cell>
          <table:table-cell office:value-type="float" office:value="17.7790248134619">
            <text:p>17.779024813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193">
            <text:p>193</text:p>
          </table:table-cell>
          <table:table-cell table:number-columns-repeated="2" office:value-type="float" office:value="261">
            <text:p>261</text:p>
          </table:table-cell>
          <table:table-cell office:value-type="float" office:value="10294">
            <text:p>10294</text:p>
          </table:table-cell>
          <table:table-cell office:value-type="float" office:value="13332">
            <text:p>13332</text:p>
          </table:table-cell>
          <table:table-cell office:value-type="float" office:value="20140">
            <text:p>20140</text:p>
          </table:table-cell>
          <table:table-cell office:value-type="float" office:value="189.625">
            <text:p>189.625</text:p>
          </table:table-cell>
          <table:table-cell office:value-type="float" office:value="287.5">
            <text:p>287.5</text:p>
          </table:table-cell>
          <table:table-cell office:value-type="float" office:value="855.25">
            <text:p>855.25</text:p>
          </table:table-cell>
          <table:table-cell office:value-type="float" office:value="0.0184209248105693">
            <text:p>0.0184209248</text:p>
          </table:table-cell>
          <table:table-cell office:value-type="float" office:value="0.0215646564656466">
            <text:p>0.0215646565</text:p>
          </table:table-cell>
          <table:table-cell office:value-type="float" office:value="0.0424652432969216">
            <text:p>0.0424652433</text:p>
          </table:table-cell>
          <table:table-cell office:value-type="float" office:value="1.06513832455991">
            <text:p>1.0651383246</text:p>
          </table:table-cell>
          <table:table-cell office:value-type="float" office:value="1.07638776507039">
            <text:p>1.0763877651</text:p>
          </table:table-cell>
          <table:table-cell office:value-type="float" office:value="1.15216281344023">
            <text:p>1.1521628134</text:p>
          </table:table-cell>
          <table:table-cell office:value-type="float" office:value="0">
            <text:p>0</text:p>
          </table:table-cell>
          <table:table-cell office:value-type="float" office:value="32.488082821193">
            <text:p>32.4880828212</text:p>
          </table:table-cell>
          <table:table-cell office:value-type="float" office:value="16.6668656253859">
            <text:p>16.6668656254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10266">
            <text:p>10266</text:p>
          </table:table-cell>
          <table:table-cell office:value-type="float" office:value="13854">
            <text:p>13854</text:p>
          </table:table-cell>
          <table:table-cell office:value-type="float" office:value="20160">
            <text:p>20160</text:p>
          </table:table-cell>
          <table:table-cell office:value-type="float" office:value="72.875">
            <text:p>72.875</text:p>
          </table:table-cell>
          <table:table-cell office:value-type="float" office:value="136.75">
            <text:p>136.75</text:p>
          </table:table-cell>
          <table:table-cell office:value-type="float" office:value="994.625">
            <text:p>994.625</text:p>
          </table:table-cell>
          <table:table-cell office:value-type="float" office:value="0.00709867523865186">
            <text:p>0.0070986752</text:p>
          </table:table-cell>
          <table:table-cell office:value-type="float" office:value="0.00987079543814061">
            <text:p>0.0098707954</text:p>
          </table:table-cell>
          <table:table-cell office:value-type="float" office:value="0.0493365575396825">
            <text:p>0.0493365575</text:p>
          </table:table-cell>
          <table:table-cell office:value-type="float" office:value="1.02494413006796">
            <text:p>1.0249441301</text:p>
          </table:table-cell>
          <table:table-cell office:value-type="float" office:value="1.03473875193455">
            <text:p>1.0347387519</text:p>
          </table:table-cell>
          <table:table-cell office:value-type="float" office:value="1.17744877937223">
            <text:p>1.1774487794</text:p>
          </table:table-cell>
          <table:table-cell table:number-columns-repeated="2" office:value-type="float" office:value="0">
            <text:p>0</text:p>
          </table:table-cell>
          <table:table-cell office:value-type="float" office:value="14.3931544594598">
            <text:p>14.393154459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table:number-columns-repeated="2" office:value-type="float" office:value="260">
            <text:p>260</text:p>
          </table:table-cell>
          <table:table-cell office:value-type="float" office:value="9932">
            <text:p>9932</text:p>
          </table:table-cell>
          <table:table-cell office:value-type="float" office:value="13768">
            <text:p>13768</text:p>
          </table:table-cell>
          <table:table-cell office:value-type="float" office:value="21139">
            <text:p>21139</text:p>
          </table:table-cell>
          <table:table-cell office:value-type="float" office:value="54.5">
            <text:p>54.5</text:p>
          </table:table-cell>
          <table:table-cell office:value-type="float" office:value="263.25">
            <text:p>263.25</text:p>
          </table:table-cell>
          <table:table-cell office:value-type="float" office:value="1245.25">
            <text:p>1245.25</text:p>
          </table:table-cell>
          <table:table-cell office:value-type="float" office:value="0.00548731373338703">
            <text:p>0.0054873137</text:p>
          </table:table-cell>
          <table:table-cell office:value-type="float" office:value="0.019120424171993">
            <text:p>0.0191204242</text:p>
          </table:table-cell>
          <table:table-cell office:value-type="float" office:value="0.0589077061355788">
            <text:p>0.0589077061</text:p>
          </table:table-cell>
          <table:table-cell office:value-type="float" office:value="1.01926461486639">
            <text:p>1.0192646149</text:p>
          </table:table-cell>
          <table:table-cell office:value-type="float" office:value="1.06763804221819">
            <text:p>1.0676380422</text:p>
          </table:table-cell>
          <table:table-cell office:value-type="float" office:value="1.21297840244515">
            <text:p>1.2129784024</text:p>
          </table:table-cell>
          <table:table-cell table:number-columns-repeated="2" office:value-type="float" office:value="0">
            <text:p>0</text:p>
          </table:table-cell>
          <table:table-cell office:value-type="float" office:value="12.1099315022045">
            <text:p>12.109931502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912">
            <text:p>9912</text:p>
          </table:table-cell>
          <table:table-cell office:value-type="float" office:value="14556">
            <text:p>14556</text:p>
          </table:table-cell>
          <table:table-cell office:value-type="float" office:value="23428">
            <text:p>23428</text:p>
          </table:table-cell>
          <table:table-cell office:value-type="float" office:value="180.875">
            <text:p>180.875</text:p>
          </table:table-cell>
          <table:table-cell office:value-type="float" office:value="474.75">
            <text:p>474.75</text:p>
          </table:table-cell>
          <table:table-cell office:value-type="float" office:value="1042.375">
            <text:p>1042.375</text:p>
          </table:table-cell>
          <table:table-cell office:value-type="float" office:value="0.0182480831315577">
            <text:p>0.0182480831</text:p>
          </table:table-cell>
          <table:table-cell office:value-type="float" office:value="0.0326154163231657">
            <text:p>0.0326154163</text:p>
          </table:table-cell>
          <table:table-cell office:value-type="float" office:value="0.0444927010414888">
            <text:p>0.044492701</text:p>
          </table:table-cell>
          <table:table-cell office:value-type="float" office:value="1.06452095633489">
            <text:p>1.0645209563</text:p>
          </table:table-cell>
          <table:table-cell office:value-type="float" office:value="1.11623893727967">
            <text:p>1.1162389373</text:p>
          </table:table-cell>
          <table:table-cell office:value-type="float" office:value="1.15960447051931">
            <text:p>1.1596044705</text:p>
          </table:table-cell>
          <table:table-cell office:value-type="float" office:value="0">
            <text:p>0</text:p>
          </table:table-cell>
          <table:table-cell office:value-type="float" office:value="21.5968532126366">
            <text:p>21.5968532126</text:p>
          </table:table-cell>
          <table:table-cell office:value-type="float" office:value="15.9229556131464">
            <text:p>15.922955613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10496">
            <text:p>10496</text:p>
          </table:table-cell>
          <table:table-cell office:value-type="float" office:value="15009">
            <text:p>15009</text:p>
          </table:table-cell>
          <table:table-cell office:value-type="float" office:value="25296">
            <text:p>25296</text:p>
          </table:table-cell>
          <table:table-cell office:value-type="float" office:value="211">
            <text:p>211</text:p>
          </table:table-cell>
          <table:table-cell office:value-type="float" office:value="531.875">
            <text:p>531.875</text:p>
          </table:table-cell>
          <table:table-cell office:value-type="float" office:value="1368.125">
            <text:p>1368.125</text:p>
          </table:table-cell>
          <table:table-cell office:value-type="float" office:value="0.0201028963414634">
            <text:p>0.0201028963</text:p>
          </table:table-cell>
          <table:table-cell office:value-type="float" office:value="0.0354370710906789">
            <text:p>0.0354370711</text:p>
          </table:table-cell>
          <table:table-cell office:value-type="float" office:value="0.054084637887413">
            <text:p>0.0540846379</text:p>
          </table:table-cell>
          <table:table-cell office:value-type="float" office:value="1.0711522250201">
            <text:p>1.071152225</text:p>
          </table:table-cell>
          <table:table-cell office:value-type="float" office:value="1.12649108939205">
            <text:p>1.1264910894</text:p>
          </table:table-cell>
          <table:table-cell office:value-type="float" office:value="1.19502952279455">
            <text:p>1.1950295228</text:p>
          </table:table-cell>
          <table:table-cell office:value-type="float" office:value="34.8253898372696">
            <text:p>34.8253898373</text:p>
          </table:table-cell>
          <table:table-cell office:value-type="float" office:value="19.9045076772763">
            <text:p>19.9045076773</text:p>
          </table:table-cell>
          <table:table-cell office:value-type="float" office:value="13.1595027855982">
            <text:p>13.159502785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1">
            <text:p>291</text:p>
          </table:table-cell>
          <table:table-cell office:value-type="float" office:value="10576">
            <text:p>10576</text:p>
          </table:table-cell>
          <table:table-cell office:value-type="float" office:value="15947">
            <text:p>15947</text:p>
          </table:table-cell>
          <table:table-cell office:value-type="float" office:value="26803">
            <text:p>26803</text:p>
          </table:table-cell>
          <table:table-cell office:value-type="float" office:value="48.75">
            <text:p>48.75</text:p>
          </table:table-cell>
          <table:table-cell office:value-type="float" office:value="946.25">
            <text:p>946.25</text:p>
          </table:table-cell>
          <table:table-cell office:value-type="float" office:value="1383.5">
            <text:p>1383.5</text:p>
          </table:table-cell>
          <table:table-cell office:value-type="float" office:value="0.00460949319213313">
            <text:p>0.0046094932</text:p>
          </table:table-cell>
          <table:table-cell office:value-type="float" office:value="0.059337179406785">
            <text:p>0.0593371794</text:p>
          </table:table-cell>
          <table:table-cell office:value-type="float" office:value="0.0516173562660896">
            <text:p>0.0516173563</text:p>
          </table:table-cell>
          <table:table-cell office:value-type="float" office:value="1.01617487113034">
            <text:p>1.0161748711</text:p>
          </table:table-cell>
          <table:table-cell office:value-type="float" office:value="1.21458109360926">
            <text:p>1.2145810936</text:p>
          </table:table-cell>
          <table:table-cell office:value-type="float" office:value="1.1858828758084">
            <text:p>1.1858828758</text:p>
          </table:table-cell>
          <table:table-cell office:value-type="float" office:value="0">
            <text:p>0</text:p>
          </table:table-cell>
          <table:table-cell office:value-type="float" office:value="12.0247428010312">
            <text:p>12.024742801</text:p>
          </table:table-cell>
          <table:table-cell office:value-type="float" office:value="13.7722346155592">
            <text:p>13.772234615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table:number-columns-repeated="2" office:value-type="float" office:value="419">
            <text:p>419</text:p>
          </table:table-cell>
          <table:table-cell office:value-type="float" office:value="10210">
            <text:p>10210</text:p>
          </table:table-cell>
          <table:table-cell office:value-type="float" office:value="17017">
            <text:p>17017</text:p>
          </table:table-cell>
          <table:table-cell office:value-type="float" office:value="28571">
            <text:p>28571</text:p>
          </table:table-cell>
          <table:table-cell office:value-type="float" office:value="198.375">
            <text:p>198.375</text:p>
          </table:table-cell>
          <table:table-cell office:value-type="float" office:value="1023.75">
            <text:p>1023.75</text:p>
          </table:table-cell>
          <table:table-cell office:value-type="float" office:value="1484">
            <text:p>1484</text:p>
          </table:table-cell>
          <table:table-cell office:value-type="float" office:value="0.0194294809010774">
            <text:p>0.0194294809</text:p>
          </table:table-cell>
          <table:table-cell office:value-type="float" office:value="0.0601604278074866">
            <text:p>0.0601604278</text:p>
          </table:table-cell>
          <table:table-cell office:value-type="float" office:value="0.0519407791116867">
            <text:p>0.0519407791</text:p>
          </table:table-cell>
          <table:table-cell office:value-type="float" office:value="1.06874309242082">
            <text:p>1.0687430924</text:p>
          </table:table-cell>
          <table:table-cell office:value-type="float" office:value="1.2176552803912">
            <text:p>1.2176552804</text:p>
          </table:table-cell>
          <table:table-cell office:value-type="float" office:value="1.18708050217897">
            <text:p>1.1870805022</text:p>
          </table:table-cell>
          <table:table-cell office:value-type="float" office:value="0">
            <text:p>0</text:p>
          </table:table-cell>
          <table:table-cell office:value-type="float" office:value="11.864845764588">
            <text:p>11.8648457646</text:p>
          </table:table-cell>
          <table:table-cell office:value-type="float" office:value="13.688600364921">
            <text:p>13.688600364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10799">
            <text:p>10799</text:p>
          </table:table-cell>
          <table:table-cell office:value-type="float" office:value="17770">
            <text:p>17770</text:p>
          </table:table-cell>
          <table:table-cell office:value-type="float" office:value="29907">
            <text:p>29907</text:p>
          </table:table-cell>
          <table:table-cell office:value-type="float" office:value="342.375">
            <text:p>342.375</text:p>
          </table:table-cell>
          <table:table-cell office:value-type="float" office:value="801.75">
            <text:p>801.75</text:p>
          </table:table-cell>
          <table:table-cell office:value-type="float" office:value="1457.375">
            <text:p>1457.375</text:p>
          </table:table-cell>
          <table:table-cell office:value-type="float" office:value="0.0317043244744884">
            <text:p>0.0317043245</text:p>
          </table:table-cell>
          <table:table-cell office:value-type="float" office:value="0.0451181767023073">
            <text:p>0.0451181767</text:p>
          </table:table-cell>
          <table:table-cell office:value-type="float" office:value="0.0487302303808473">
            <text:p>0.0487302304</text:p>
          </table:table-cell>
          <table:table-cell office:value-type="float" office:value="1.11293525747386">
            <text:p>1.1129352575</text:p>
          </table:table-cell>
          <table:table-cell office:value-type="float" office:value="1.1619034922012">
            <text:p>1.1619034922</text:p>
          </table:table-cell>
          <table:table-cell office:value-type="float" office:value="1.17521009162479">
            <text:p>1.1752100916</text:p>
          </table:table-cell>
          <table:table-cell office:value-type="float" office:value="22.2076298909251">
            <text:p>22.2076298909</text:p>
          </table:table-cell>
          <table:table-cell office:value-type="float" office:value="15.7069499751615">
            <text:p>15.7069499752</text:p>
          </table:table-cell>
          <table:table-cell office:value-type="float" office:value="14.5679973995267">
            <text:p>14.567997399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424">
            <text:p>424</text:p>
          </table:table-cell>
          <table:table-cell office:value-type="float" office:value="11224">
            <text:p>11224</text:p>
          </table:table-cell>
          <table:table-cell office:value-type="float" office:value="18592">
            <text:p>18592</text:p>
          </table:table-cell>
          <table:table-cell office:value-type="float" office:value="31247">
            <text:p>31247</text:p>
          </table:table-cell>
          <table:table-cell office:value-type="float" office:value="391.125">
            <text:p>391.125</text:p>
          </table:table-cell>
          <table:table-cell office:value-type="float" office:value="540.375">
            <text:p>540.375</text:p>
          </table:table-cell>
          <table:table-cell office:value-type="float" office:value="862.625">
            <text:p>862.625</text:p>
          </table:table-cell>
          <table:table-cell office:value-type="float" office:value="0.0348472024233785">
            <text:p>0.0348472024</text:p>
          </table:table-cell>
          <table:table-cell office:value-type="float" office:value="0.0290649203958692">
            <text:p>0.0290649204</text:p>
          </table:table-cell>
          <table:table-cell office:value-type="float" office:value="0.0276066502384229">
            <text:p>0.0276066502</text:p>
          </table:table-cell>
          <table:table-cell office:value-type="float" office:value="1.12434529041463">
            <text:p>1.1243452904</text:p>
          </table:table-cell>
          <table:table-cell office:value-type="float" office:value="1.10338296979687">
            <text:p>1.1033829698</text:p>
          </table:table-cell>
          <table:table-cell office:value-type="float" office:value="1.09811704502376">
            <text:p>1.098117045</text:p>
          </table:table-cell>
          <table:table-cell office:value-type="float" office:value="20.2356374422744">
            <text:p>20.2356374423</text:p>
          </table:table-cell>
          <table:table-cell office:value-type="float" office:value="24.1931581206304">
            <text:p>24.1931581206</text:p>
          </table:table-cell>
          <table:table-cell office:value-type="float" office:value="25.4529790982528">
            <text:p>25.452979098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10948">
            <text:p>10948</text:p>
          </table:table-cell>
          <table:table-cell office:value-type="float" office:value="19122">
            <text:p>19122</text:p>
          </table:table-cell>
          <table:table-cell office:value-type="float" office:value="32805">
            <text:p>32805</text:p>
          </table:table-cell>
          <table:table-cell office:value-type="float" office:value="526.75">
            <text:p>526.75</text:p>
          </table:table-cell>
          <table:table-cell office:value-type="float" office:value="987.25">
            <text:p>987.25</text:p>
          </table:table-cell>
          <table:table-cell office:value-type="float" office:value="424.125">
            <text:p>424.125</text:p>
          </table:table-cell>
          <table:table-cell office:value-type="float" office:value="0.048113810741688">
            <text:p>0.0481138107</text:p>
          </table:table-cell>
          <table:table-cell office:value-type="float" office:value="0.0516290137014957">
            <text:p>0.0516290137</text:p>
          </table:table-cell>
          <table:table-cell office:value-type="float" office:value="0.0129286694101509">
            <text:p>0.0129286694</text:p>
          </table:table-cell>
          <table:table-cell office:value-type="float" office:value="1.17293561761272">
            <text:p>1.1729356176</text:p>
          </table:table-cell>
          <table:table-cell office:value-type="float" office:value="1.18592603586458">
            <text:p>1.1859260359</text:p>
          </table:table-cell>
          <table:table-cell office:value-type="float" office:value="1.04557795790125">
            <text:p>1.0455779579</text:p>
          </table:table-cell>
          <table:table-cell office:value-type="float" office:value="14.7502671613234">
            <text:p>14.7502671613</text:p>
          </table:table-cell>
          <table:table-cell office:value-type="float" office:value="13.7692019076414">
            <text:p>13.76920190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446">
            <text:p>446</text:p>
          </table:table-cell>
          <table:table-cell office:value-type="float" office:value="11505">
            <text:p>11505</text:p>
          </table:table-cell>
          <table:table-cell office:value-type="float" office:value="19867">
            <text:p>19867</text:p>
          </table:table-cell>
          <table:table-cell office:value-type="float" office:value="34848">
            <text:p>34848</text:p>
          </table:table-cell>
          <table:table-cell office:value-type="float" office:value="618.375">
            <text:p>618.375</text:p>
          </table:table-cell>
          <table:table-cell office:value-type="float" office:value="1069.5">
            <text:p>1069.5</text:p>
          </table:table-cell>
          <table:table-cell office:value-type="float" office:value="44.25">
            <text:p>44.25</text:p>
          </table:table-cell>
          <table:table-cell office:value-type="float" office:value="0.053748370273794">
            <text:p>0.0537483703</text:p>
          </table:table-cell>
          <table:table-cell office:value-type="float" office:value="0.0538329893793728">
            <text:p>0.0538329894</text:p>
          </table:table-cell>
          <table:table-cell office:value-type="float" office:value="0.00126980027548209">
            <text:p>0.0012698003</text:p>
          </table:table-cell>
          <table:table-cell office:value-type="float" office:value="1.19378151508017">
            <text:p>1.1937815151</text:p>
          </table:table-cell>
          <table:table-cell office:value-type="float" office:value="1.19409552468902">
            <text:p>1.1940955247</text:p>
          </table:table-cell>
          <table:table-cell office:value-type="float" office:value="1.00444746125396">
            <text:p>1.0044474613</text:p>
          </table:table-cell>
          <table:table-cell office:value-type="float" office:value="13.2397021774812">
            <text:p>13.2397021775</text:p>
          </table:table-cell>
          <table:table-cell office:value-type="float" office:value="13.219426310157">
            <text:p>13.21942631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558">
            <text:p>558</text:p>
          </table:table-cell>
          <table:table-cell office:value-type="float" office:value="12850">
            <text:p>12850</text:p>
          </table:table-cell>
          <table:table-cell office:value-type="float" office:value="21352">
            <text:p>21352</text:p>
          </table:table-cell>
          <table:table-cell office:value-type="float" office:value="35150">
            <text:p>35150</text:p>
          </table:table-cell>
          <table:table-cell office:value-type="float" office:value="642.875">
            <text:p>642.875</text:p>
          </table:table-cell>
          <table:table-cell office:value-type="float" office:value="949.25">
            <text:p>949.25</text:p>
          </table:table-cell>
          <table:table-cell office:value-type="float" office:value="-93.25">
            <text:p>-93.25</text:p>
          </table:table-cell>
          <table:table-cell office:value-type="float" office:value="0.0500291828793774">
            <text:p>0.0500291829</text:p>
          </table:table-cell>
          <table:table-cell office:value-type="float" office:value="0.0444571937055077">
            <text:p>0.0444571937</text:p>
          </table:table-cell>
          <table:table-cell office:value-type="float" office:value="-0.00265291607396871">
            <text:p>-0.0026529161</text:p>
          </table:table-cell>
          <table:table-cell office:value-type="float" office:value="1.18000786159139">
            <text:p>1.1800078616</text:p>
          </table:table-cell>
          <table:table-cell office:value-type="float" office:value="1.15947400443073">
            <text:p>1.1594740044</text:p>
          </table:table-cell>
          <table:table-cell office:value-type="float" office:value="0.990728588149953">
            <text:p>0.9907285881</text:p>
          </table:table-cell>
          <table:table-cell office:value-type="float" office:value="14.1986109852229">
            <text:p>14.1986109852</text:p>
          </table:table-cell>
          <table:table-cell office:value-type="float" office:value="15.9354002222885">
            <text:p>15.9354002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644">
            <text:p>644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13736">
            <text:p>13736</text:p>
          </table:table-cell>
          <table:table-cell office:value-type="float" office:value="22156">
            <text:p>22156</text:p>
          </table:table-cell>
          <table:table-cell office:value-type="float" office:value="32441">
            <text:p>32441</text:p>
          </table:table-cell>
          <table:table-cell office:value-type="float" office:value="677">
            <text:p>677</text:p>
          </table:table-cell>
          <table:table-cell office:value-type="float" office:value="582.375">
            <text:p>582.375</text:p>
          </table:table-cell>
          <table:table-cell office:value-type="float" office:value="-242.625">
            <text:p>-242.625</text:p>
          </table:table-cell>
          <table:table-cell office:value-type="float" office:value="0.049286546301689">
            <text:p>0.0492865463</text:p>
          </table:table-cell>
          <table:table-cell office:value-type="float" office:value="0.0262852049106337">
            <text:p>0.0262852049</text:p>
          </table:table-cell>
          <table:table-cell office:value-type="float" office:value="-0.00747896180758916">
            <text:p>-0.0074789618</text:p>
          </table:table-cell>
          <table:table-cell office:value-type="float" office:value="1.17726407280275">
            <text:p>1.1772640728</text:p>
          </table:table-cell>
          <table:table-cell office:value-type="float" office:value="1.09335240470172">
            <text:p>1.0933524047</text:p>
          </table:table-cell>
          <table:table-cell office:value-type="float" office:value="0.973933266018088">
            <text:p>0.973933266</text:p>
          </table:table-cell>
          <table:table-cell office:value-type="float" office:value="14.4074131514164">
            <text:p>14.4074131514</text:p>
          </table:table-cell>
          <table:table-cell office:value-type="float" office:value="26.7153156338077">
            <text:p>26.7153156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4790">
            <text:p>14790</text:p>
          </table:table-cell>
          <table:table-cell office:value-type="float" office:value="22216">
            <text:p>22216</text:p>
          </table:table-cell>
          <table:table-cell office:value-type="float" office:value="31578">
            <text:p>31578</text:p>
          </table:table-cell>
          <table:table-cell office:value-type="float" office:value="765">
            <text:p>765</text:p>
          </table:table-cell>
          <table:table-cell office:value-type="float" office:value="240.5">
            <text:p>240.5</text:p>
          </table:table-cell>
          <table:table-cell office:value-type="float" office:value="460.125">
            <text:p>460.125</text:p>
          </table:table-cell>
          <table:table-cell office:value-type="float" office:value="0.0517241379310345">
            <text:p>0.0517241379</text:p>
          </table:table-cell>
          <table:table-cell office:value-type="float" office:value="0.0108255311487216">
            <text:p>0.0108255311</text:p>
          </table:table-cell>
          <table:table-cell office:value-type="float" office:value="0.014571062131864">
            <text:p>0.0145710621</text:p>
          </table:table-cell>
          <table:table-cell office:value-type="float" office:value="1.18627824019025">
            <text:p>1.1862782402</text:p>
          </table:table-cell>
          <table:table-cell office:value-type="float" office:value="1.03811905558484">
            <text:p>1.0381190556</text:p>
          </table:table-cell>
          <table:table-cell office:value-type="float" office:value="1.05141485653076">
            <text:p>1.0514148565</text:p>
          </table:table-cell>
          <table:table-cell office:value-type="float" office:value="13.7445062042402">
            <text:p>13.74450620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table:number-columns-repeated="2" office:value-type="float" office:value="847">
            <text:p>847</text:p>
          </table:table-cell>
          <table:table-cell office:value-type="float" office:value="15460">
            <text:p>15460</text:p>
          </table:table-cell>
          <table:table-cell office:value-type="float" office:value="21678">
            <text:p>21678</text:p>
          </table:table-cell>
          <table:table-cell office:value-type="float" office:value="33214">
            <text:p>33214</text:p>
          </table:table-cell>
          <table:table-cell office:value-type="float" office:value="818.125">
            <text:p>818.125</text:p>
          </table:table-cell>
          <table:table-cell office:value-type="float" office:value="-30.625">
            <text:p>-30.625</text:p>
          </table:table-cell>
          <table:table-cell office:value-type="float" office:value="114.75">
            <text:p>114.75</text:p>
          </table:table-cell>
          <table:table-cell office:value-type="float" office:value="0.0529188227684347">
            <text:p>0.0529188228</text:p>
          </table:table-cell>
          <table:table-cell office:value-type="float" office:value="-0.00141272257588338">
            <text:p>-0.0014127226</text:p>
          </table:table-cell>
          <table:table-cell office:value-type="float" office:value="0.00345486842897573">
            <text:p>0.0034548684</text:p>
          </table:table-cell>
          <table:table-cell office:value-type="float" office:value="1.19070466722379">
            <text:p>1.1907046672</text:p>
          </table:table-cell>
          <table:table-cell office:value-type="float" office:value="0.995059382723158">
            <text:p>0.9950593827</text:p>
          </table:table-cell>
          <table:table-cell office:value-type="float" office:value="1.0121154342885">
            <text:p>1.0121154343</text:p>
          </table:table-cell>
          <table:table-cell office:value-type="float" office:value="13.4419058086535">
            <text:p>13.44190580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table:number-columns-repeated="2" office:value-type="float" office:value="920">
            <text:p>920</text:p>
          </table:table-cell>
          <table:table-cell office:value-type="float" office:value="15942">
            <text:p>15942</text:p>
          </table:table-cell>
          <table:table-cell office:value-type="float" office:value="21302">
            <text:p>21302</text:p>
          </table:table-cell>
          <table:table-cell office:value-type="float" office:value="33635">
            <text:p>33635</text:p>
          </table:table-cell>
          <table:table-cell office:value-type="float" office:value="655">
            <text:p>655</text:p>
          </table:table-cell>
          <table:table-cell office:value-type="float" office:value="-73.875">
            <text:p>-73.875</text:p>
          </table:table-cell>
          <table:table-cell office:value-type="float" office:value="-208.375">
            <text:p>-208.375</text:p>
          </table:table-cell>
          <table:table-cell office:value-type="float" office:value="0.0410864383389788">
            <text:p>0.0410864383</text:p>
          </table:table-cell>
          <table:table-cell office:value-type="float" office:value="-0.00346798422683316">
            <text:p>-0.0034679842</text:p>
          </table:table-cell>
          <table:table-cell office:value-type="float" office:value="-0.00619518358852386">
            <text:p>-0.0061951836</text:p>
          </table:table-cell>
          <table:table-cell office:value-type="float" office:value="1.14711120120058">
            <text:p>1.1471112012</text:p>
          </table:table-cell>
          <table:table-cell office:value-type="float" office:value="0.987885627958695">
            <text:p>0.987885628</text:p>
          </table:table-cell>
          <table:table-cell office:value-type="float" office:value="0.97839208282757">
            <text:p>0.9783920828</text:p>
          </table:table-cell>
          <table:table-cell office:value-type="float" office:value="17.2147094727597">
            <text:p>17.21470947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 office:value-type="float" office:value="944">
            <text:p>944</text:p>
          </table:table-cell>
          <table:table-cell office:value-type="float" office:value="16380">
            <text:p>16380</text:p>
          </table:table-cell>
          <table:table-cell office:value-type="float" office:value="22035">
            <text:p>22035</text:p>
          </table:table-cell>
          <table:table-cell office:value-type="float" office:value="31920">
            <text:p>31920</text:p>
          </table:table-cell>
          <table:table-cell office:value-type="float" office:value="-137.5">
            <text:p>-137.5</text:p>
          </table:table-cell>
          <table:table-cell office:value-type="float" office:value="-119.75">
            <text:p>-119.75</text:p>
          </table:table-cell>
          <table:table-cell office:value-type="float" office:value="-193.875">
            <text:p>-193.875</text:p>
          </table:table-cell>
          <table:table-cell office:value-type="float" office:value="-0.00839438339438339">
            <text:p>-0.0083943834</text:p>
          </table:table-cell>
          <table:table-cell office:value-type="float" office:value="-0.00543453596550942">
            <text:p>-0.005434536</text:p>
          </table:table-cell>
          <table:table-cell office:value-type="float" office:value="-0.00607377819548872">
            <text:p>-0.0060737782</text:p>
          </table:table-cell>
          <table:table-cell office:value-type="float" office:value="0.970757770837899">
            <text:p>0.9707577708</text:p>
          </table:table-cell>
          <table:table-cell office:value-type="float" office:value="0.981037011115791">
            <text:p>0.9810370111</text:p>
          </table:table-cell>
          <table:table-cell office:value-type="float" office:value="0.978814082247663">
            <text:p>0.97881408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table:number-columns-repeated="2" office:value-type="float" office:value="952">
            <text:p>952</text:p>
          </table:table-cell>
          <table:table-cell office:value-type="float" office:value="16618">
            <text:p>16618</text:p>
          </table:table-cell>
          <table:table-cell office:value-type="float" office:value="22440">
            <text:p>22440</text:p>
          </table:table-cell>
          <table:table-cell office:value-type="float" office:value="31360">
            <text:p>31360</text:p>
          </table:table-cell>
          <table:table-cell office:value-type="float" office:value="-84.75">
            <text:p>-84.75</text:p>
          </table:table-cell>
          <table:table-cell office:value-type="float" office:value="302.5">
            <text:p>302.5</text:p>
          </table:table-cell>
          <table:table-cell office:value-type="float" office:value="-81">
            <text:p>-81</text:p>
          </table:table-cell>
          <table:table-cell office:value-type="float" office:value="-0.00509989168371645">
            <text:p>-0.0050998917</text:p>
          </table:table-cell>
          <table:table-cell office:value-type="float" office:value="0.0134803921568627">
            <text:p>0.0134803922</text:p>
          </table:table-cell>
          <table:table-cell office:value-type="float" office:value="-0.00258290816326531">
            <text:p>-0.0025829082</text:p>
          </table:table-cell>
          <table:table-cell office:value-type="float" office:value="0.982201356541556">
            <text:p>0.9822013565</text:p>
          </table:table-cell>
          <table:table-cell office:value-type="float" office:value="1.04753754565552">
            <text:p>1.0475375457</text:p>
          </table:table-cell>
          <table:table-cell office:value-type="float" office:value="0.990972897401148">
            <text:p>0.99097289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539">
            <text:p>539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16340">
            <text:p>16340</text:p>
          </table:table-cell>
          <table:table-cell office:value-type="float" office:value="23459">
            <text:p>23459</text:p>
          </table:table-cell>
          <table:table-cell office:value-type="float" office:value="33267">
            <text:p>33267</text:p>
          </table:table-cell>
          <table:table-cell office:value-type="float" office:value="-66.375">
            <text:p>-66.375</text:p>
          </table:table-cell>
          <table:table-cell office:value-type="float" office:value="109.5">
            <text:p>109.5</text:p>
          </table:table-cell>
          <table:table-cell office:value-type="float" office:value="18.5">
            <text:p>18.5</text:p>
          </table:table-cell>
          <table:table-cell office:value-type="float" office:value="-0.00406211750305998">
            <text:p>-0.0040621175</text:p>
          </table:table-cell>
          <table:table-cell office:value-type="float" office:value="0.00466771814655356">
            <text:p>0.0046677181</text:p>
          </table:table-cell>
          <table:table-cell office:value-type="float" office:value="0.000556106652237954">
            <text:p>0.0005561067</text:p>
          </table:table-cell>
          <table:table-cell office:value-type="float" office:value="0.985814930304563">
            <text:p>0.9858149303</text:p>
          </table:table-cell>
          <table:table-cell office:value-type="float" office:value="1.01637971719462">
            <text:p>1.0163797172</text:p>
          </table:table-cell>
          <table:table-cell office:value-type="float" office:value="1.00194697942187">
            <text:p>1.00194697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5550">
            <text:p>15550</text:p>
          </table:table-cell>
          <table:table-cell office:value-type="float" office:value="23672">
            <text:p>23672</text:p>
          </table:table-cell>
          <table:table-cell office:value-type="float" office:value="33712">
            <text:p>33712</text:p>
          </table:table-cell>
          <table:table-cell office:value-type="float" office:value="-38.875">
            <text:p>-38.875</text:p>
          </table:table-cell>
          <table:table-cell office:value-type="float" office:value="-156.625">
            <text:p>-156.625</text:p>
          </table:table-cell>
          <table:table-cell office:value-type="float" office:value="175.625">
            <text:p>175.625</text:p>
          </table:table-cell>
          <table:table-cell office:value-type="float" office:value="-0.0025">
            <text:p>-0.0025</text:p>
          </table:table-cell>
          <table:table-cell office:value-type="float" office:value="-0.00661646671172693">
            <text:p>-0.0066164667</text:p>
          </table:table-cell>
          <table:table-cell office:value-type="float" office:value="0.00520956929283341">
            <text:p>0.0052095693</text:p>
          </table:table-cell>
          <table:table-cell office:value-type="float" office:value="0.99126225">
            <text:p>0.99126225</text:p>
          </table:table-cell>
          <table:table-cell office:value-type="float" office:value="0.976928170667181">
            <text:p>0.9769281707</text:p>
          </table:table-cell>
          <table:table-cell office:value-type="float" office:value="1.01828668616486">
            <text:p>1.01828668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16195">
            <text:p>16195</text:p>
          </table:table-cell>
          <table:table-cell office:value-type="float" office:value="22045">
            <text:p>22045</text:p>
          </table:table-cell>
          <table:table-cell office:value-type="float" office:value="31109">
            <text:p>31109</text:p>
          </table:table-cell>
          <table:table-cell office:value-type="float" office:value="-118">
            <text:p>-118</text:p>
          </table:table-cell>
          <table:table-cell office:value-type="float" office:value="96.75">
            <text:p>96.75</text:p>
          </table:table-cell>
          <table:table-cell office:value-type="float" office:value="242.875">
            <text:p>242.875</text:p>
          </table:table-cell>
          <table:table-cell office:value-type="float" office:value="-0.00728619944427292">
            <text:p>-0.0072861994</text:p>
          </table:table-cell>
          <table:table-cell office:value-type="float" office:value="0.004388750283511">
            <text:p>0.0043887503</text:p>
          </table:table-cell>
          <table:table-cell office:value-type="float" office:value="0.00780722620463531">
            <text:p>0.0078072262</text:p>
          </table:table-cell>
          <table:table-cell office:value-type="float" office:value="0.974602355801634">
            <text:p>0.9746023558</text:p>
          </table:table-cell>
          <table:table-cell office:value-type="float" office:value="1.01539837780523">
            <text:p>1.0153983778</text:p>
          </table:table-cell>
          <table:table-cell office:value-type="float" office:value="1.027444759167">
            <text:p>1.02744475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16618">
            <text:p>16618</text:p>
          </table:table-cell>
          <table:table-cell office:value-type="float" office:value="21811">
            <text:p>21811</text:p>
          </table:table-cell>
          <table:table-cell office:value-type="float" office:value="30259">
            <text:p>30259</text:p>
          </table:table-cell>
          <table:table-cell office:value-type="float" office:value="-84.75">
            <text:p>-84.75</text:p>
          </table:table-cell>
          <table:table-cell office:value-type="float" office:value="-83.75">
            <text:p>-83.75</text:p>
          </table:table-cell>
          <table:table-cell office:value-type="float" office:value="-114.75">
            <text:p>-114.75</text:p>
          </table:table-cell>
          <table:table-cell office:value-type="float" office:value="-0.00509989168371645">
            <text:p>-0.0050998917</text:p>
          </table:table-cell>
          <table:table-cell office:value-type="float" office:value="-0.00383980560267755">
            <text:p>-0.0038398056</text:p>
          </table:table-cell>
          <table:table-cell office:value-type="float" office:value="-0.00379226015400377">
            <text:p>-0.0037922602</text:p>
          </table:table-cell>
          <table:table-cell office:value-type="float" office:value="0.982201356541556">
            <text:p>0.9822013565</text:p>
          </table:table-cell>
          <table:table-cell office:value-type="float" office:value="0.986589578840479">
            <text:p>0.9865895788</text:p>
          </table:table-cell>
          <table:table-cell office:value-type="float" office:value="0.986755276685655">
            <text:p>0.98675527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15959">
            <text:p>15959</text:p>
          </table:table-cell>
          <table:table-cell office:value-type="float" office:value="21846">
            <text:p>21846</text:p>
          </table:table-cell>
          <table:table-cell office:value-type="float" office:value="32593">
            <text:p>32593</text:p>
          </table:table-cell>
          <table:table-cell office:value-type="float" office:value="-66.875">
            <text:p>-66.875</text:p>
          </table:table-cell>
          <table:table-cell office:value-type="float" office:value="275.5">
            <text:p>275.5</text:p>
          </table:table-cell>
          <table:table-cell office:value-type="float" office:value="-73.25">
            <text:p>-73.25</text:p>
          </table:table-cell>
          <table:table-cell office:value-type="float" office:value="-0.00419042546525472">
            <text:p>-0.0041904255</text:p>
          </table:table-cell>
          <table:table-cell office:value-type="float" office:value="0.0126110043028472">
            <text:p>0.0126110043</text:p>
          </table:table-cell>
          <table:table-cell office:value-type="float" office:value="-0.00224741508912957">
            <text:p>-0.0022474151</text:p>
          </table:table-cell>
          <table:table-cell office:value-type="float" office:value="0.985367927816145">
            <text:p>0.9853679278</text:p>
          </table:table-cell>
          <table:table-cell office:value-type="float" office:value="1.04445022842184">
            <text:p>1.0444502284</text:p>
          </table:table-cell>
          <table:table-cell office:value-type="float" office:value="0.992143946902229">
            <text:p>0.99214394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15550">
            <text:p>15550</text:p>
          </table:table-cell>
          <table:table-cell office:value-type="float" office:value="21946">
            <text:p>21946</text:p>
          </table:table-cell>
          <table:table-cell office:value-type="float" office:value="32488">
            <text:p>32488</text:p>
          </table:table-cell>
          <table:table-cell office:value-type="float" office:value="-38.875">
            <text:p>-38.875</text:p>
          </table:table-cell>
          <table:table-cell office:value-type="float" office:value="374.5">
            <text:p>374.5</text:p>
          </table:table-cell>
          <table:table-cell office:value-type="float" office:value="173.75">
            <text:p>173.75</text:p>
          </table:table-cell>
          <table:table-cell office:value-type="float" office:value="-0.0025">
            <text:p>-0.0025</text:p>
          </table:table-cell>
          <table:table-cell office:value-type="float" office:value="0.0170646131413469">
            <text:p>0.0170646131</text:p>
          </table:table-cell>
          <table:table-cell office:value-type="float" office:value="0.00534812853976853">
            <text:p>0.0053481285</text:p>
          </table:table-cell>
          <table:table-cell office:value-type="float" office:value="0.99126225">
            <text:p>0.99126225</text:p>
          </table:table-cell>
          <table:table-cell office:value-type="float" office:value="1.06029689999718">
            <text:p>1.0602969</text:p>
          </table:table-cell>
          <table:table-cell office:value-type="float" office:value="1.01877451074779">
            <text:p>1.01877451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5674">
            <text:p>15674</text:p>
          </table:table-cell>
          <table:table-cell office:value-type="float" office:value="21581">
            <text:p>21581</text:p>
          </table:table-cell>
          <table:table-cell office:value-type="float" office:value="31243">
            <text:p>31243</text:p>
          </table:table-cell>
          <table:table-cell office:value-type="float" office:value="-86">
            <text:p>-86</text:p>
          </table:table-cell>
          <table:table-cell office:value-type="float" office:value="471.5">
            <text:p>471.5</text:p>
          </table:table-cell>
          <table:table-cell office:value-type="float" office:value="628.125">
            <text:p>628.125</text:p>
          </table:table-cell>
          <table:table-cell office:value-type="float" office:value="-0.0054867934158479">
            <text:p>-0.0054867934</text:p>
          </table:table-cell>
          <table:table-cell office:value-type="float" office:value="0.0218479217830499">
            <text:p>0.0218479218</text:p>
          </table:table-cell>
          <table:table-cell office:value-type="float" office:value="0.0201045034087636">
            <text:p>0.0201045034</text:p>
          </table:table-cell>
          <table:table-cell office:value-type="float" office:value="0.980855228652429">
            <text:p>0.9808552287</text:p>
          </table:table-cell>
          <table:table-cell office:value-type="float" office:value="1.0774032963457">
            <text:p>1.0774032963</text:p>
          </table:table-cell>
          <table:table-cell office:value-type="float" office:value="1.07115797640301">
            <text:p>1.0711579764</text:p>
          </table:table-cell>
          <table:table-cell office:value-type="float" office:value="0">
            <text:p>0</text:p>
          </table:table-cell>
          <table:table-cell office:value-type="float" office:value="32.0713258469069">
            <text:p>32.0713258469</text:p>
          </table:table-cell>
          <table:table-cell office:value-type="float" office:value="34.8226335664959">
            <text:p>34.822633566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6140">
            <text:p>16140</text:p>
          </table:table-cell>
          <table:table-cell office:value-type="float" office:value="21816">
            <text:p>21816</text:p>
          </table:table-cell>
          <table:table-cell office:value-type="float" office:value="34478">
            <text:p>34478</text:p>
          </table:table-cell>
          <table:table-cell office:value-type="float" office:value="163.5">
            <text:p>163.5</text:p>
          </table:table-cell>
          <table:table-cell office:value-type="float" office:value="-67.375">
            <text:p>-67.375</text:p>
          </table:table-cell>
          <table:table-cell office:value-type="float" office:value="332.875">
            <text:p>332.875</text:p>
          </table:table-cell>
          <table:table-cell office:value-type="float" office:value="0.0101301115241636">
            <text:p>0.0101301115</text:p>
          </table:table-cell>
          <table:table-cell office:value-type="float" office:value="-0.00308832966629996">
            <text:p>-0.0030883297</text:p>
          </table:table-cell>
          <table:table-cell office:value-type="float" office:value="0.00965470734961425">
            <text:p>0.0096547073</text:p>
          </table:table-cell>
          <table:table-cell office:value-type="float" office:value="1.03565652388718">
            <text:p>1.0356565239</text:p>
          </table:table-cell>
          <table:table-cell office:value-type="float" office:value="0.989209540217001">
            <text:p>0.9892095402</text:p>
          </table:table-cell>
          <table:table-cell office:value-type="float" office:value="1.0339741739367">
            <text:p>1.03397417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49">
            <text:p>649</text:p>
          </table:table-cell>
          <table:table-cell table:number-columns-repeated="2" office:value-type="float" office:value="1261">
            <text:p>1261</text:p>
          </table:table-cell>
          <table:table-cell office:value-type="float" office:value="16500">
            <text:p>16500</text:p>
          </table:table-cell>
          <table:table-cell office:value-type="float" office:value="22941">
            <text:p>22941</text:p>
          </table:table-cell>
          <table:table-cell office:value-type="float" office:value="36297">
            <text:p>36297</text:p>
          </table:table-cell>
          <table:table-cell office:value-type="float" office:value="129">
            <text:p>129</text:p>
          </table:table-cell>
          <table:table-cell office:value-type="float" office:value="-61.75">
            <text:p>-61.75</text:p>
          </table:table-cell>
          <table:table-cell office:value-type="float" office:value="44.5">
            <text:p>44.5</text:p>
          </table:table-cell>
          <table:table-cell office:value-type="float" office:value="0.00781818181818182">
            <text:p>0.0078181818</text:p>
          </table:table-cell>
          <table:table-cell office:value-type="float" office:value="-0.00269168737195414">
            <text:p>-0.0026916874</text:p>
          </table:table-cell>
          <table:table-cell office:value-type="float" office:value="0.00122599663884068">
            <text:p>0.0012259966</text:p>
          </table:table-cell>
          <table:table-cell office:value-type="float" office:value="1.02748343933884">
            <text:p>1.0274834393</text:p>
          </table:table-cell>
          <table:table-cell office:value-type="float" office:value="0.990593294752741">
            <text:p>0.9905932948</text:p>
          </table:table-cell>
          <table:table-cell office:value-type="float" office:value="1.00429393424875">
            <text:p>1.00429393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242">
            <text:p>1242</text:p>
          </table:table-cell>
          <table:table-cell office:value-type="float" office:value="16329">
            <text:p>16329</text:p>
          </table:table-cell>
          <table:table-cell office:value-type="float" office:value="23209">
            <text:p>23209</text:p>
          </table:table-cell>
          <table:table-cell office:value-type="float" office:value="37310">
            <text:p>37310</text:p>
          </table:table-cell>
          <table:table-cell office:value-type="float" office:value="174.5">
            <text:p>174.5</text:p>
          </table:table-cell>
          <table:table-cell office:value-type="float" office:value="95.5">
            <text:p>95.5</text:p>
          </table:table-cell>
          <table:table-cell office:value-type="float" office:value="-416.875">
            <text:p>-416.875</text:p>
          </table:table-cell>
          <table:table-cell office:value-type="float" office:value="0.0106865086655643">
            <text:p>0.0106865087</text:p>
          </table:table-cell>
          <table:table-cell office:value-type="float" office:value="0.00411478305829635">
            <text:p>0.0041147831</text:p>
          </table:table-cell>
          <table:table-cell office:value-type="float" office:value="-0.0111732779415706">
            <text:p>-0.0111732779</text:p>
          </table:table-cell>
          <table:table-cell office:value-type="float" office:value="1.0376266152057">
            <text:p>1.0376266152</text:p>
          </table:table-cell>
          <table:table-cell office:value-type="float" office:value="1.01443492632569">
            <text:p>1.0144349263</text:p>
          </table:table-cell>
          <table:table-cell office:value-type="float" office:value="0.961138217798824">
            <text:p>0.96113821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6500">
            <text:p>16500</text:p>
          </table:table-cell>
          <table:table-cell office:value-type="float" office:value="22063">
            <text:p>22063</text:p>
          </table:table-cell>
          <table:table-cell office:value-type="float" office:value="36134">
            <text:p>36134</text:p>
          </table:table-cell>
          <table:table-cell office:value-type="float" office:value="116.25">
            <text:p>116.25</text:p>
          </table:table-cell>
          <table:table-cell office:value-type="float" office:value="140.75">
            <text:p>140.75</text:p>
          </table:table-cell>
          <table:table-cell office:value-type="float" office:value="-915.625">
            <text:p>-915.625</text:p>
          </table:table-cell>
          <table:table-cell office:value-type="float" office:value="0.00704545454545455">
            <text:p>0.0070454545</text:p>
          </table:table-cell>
          <table:table-cell office:value-type="float" office:value="0.00637945882246295">
            <text:p>0.0063794588</text:p>
          </table:table-cell>
          <table:table-cell office:value-type="float" office:value="-0.0253397077544695">
            <text:p>-0.0253397078</text:p>
          </table:table-cell>
          <table:table-cell office:value-type="float" office:value="1.0247563822314">
            <text:p>1.0247563822</text:p>
          </table:table-cell>
          <table:table-cell office:value-type="float" office:value="1.02240787296856">
            <text:p>1.022407873</text:p>
          </table:table-cell>
          <table:table-cell office:value-type="float" office:value="0.912569540405957">
            <text:p>0.9125695404</text:p>
          </table:table-cell>
          <table:table-cell table:number-columns-repeated="2" office:value-type="float" office:value="0">
            <text:p>0</text:p>
          </table:table-cell>
          <table:table-cell office:value-type="float" office:value="-27.0061338870651">
            <text:p>-27.006133887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583">
            <text:p>583</text:p>
          </table:table-cell>
          <table:table-cell table:number-columns-repeated="2" office:value-type="float" office:value="836">
            <text:p>836</text:p>
          </table:table-cell>
          <table:table-cell office:value-type="float" office:value="15689">
            <text:p>15689</text:p>
          </table:table-cell>
          <table:table-cell office:value-type="float" office:value="23550">
            <text:p>23550</text:p>
          </table:table-cell>
          <table:table-cell office:value-type="float" office:value="33683">
            <text:p>33683</text:p>
          </table:table-cell>
          <table:table-cell office:value-type="float" office:value="197.75">
            <text:p>197.75</text:p>
          </table:table-cell>
          <table:table-cell office:value-type="float" office:value="236">
            <text:p>236</text:p>
          </table:table-cell>
          <table:table-cell office:value-type="float" office:value="343.25">
            <text:p>343.25</text:p>
          </table:table-cell>
          <table:table-cell office:value-type="float" office:value="0.0126043724902798">
            <text:p>0.0126043725</text:p>
          </table:table-cell>
          <table:table-cell office:value-type="float" office:value="0.0100212314225053">
            <text:p>0.0100212314</text:p>
          </table:table-cell>
          <table:table-cell office:value-type="float" office:value="0.0101906005997091">
            <text:p>0.0101906006</text:p>
          </table:table-cell>
          <table:table-cell office:value-type="float" office:value="1.04442668931949">
            <text:p>1.0444266893</text:p>
          </table:table-cell>
          <table:table-cell office:value-type="float" office:value="1.03527114313405">
            <text:p>1.0352711431</text:p>
          </table:table-cell>
          <table:table-cell office:value-type="float" office:value="1.03587064484652">
            <text:p>1.03587064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15548">
            <text:p>15548</text:p>
          </table:table-cell>
          <table:table-cell office:value-type="float" office:value="21733">
            <text:p>21733</text:p>
          </table:table-cell>
          <table:table-cell office:value-type="float" office:value="35460">
            <text:p>35460</text:p>
          </table:table-cell>
          <table:table-cell office:value-type="float" office:value="140">
            <text:p>140</text:p>
          </table:table-cell>
          <table:table-cell office:value-type="float" office:value="-1824.375">
            <text:p>-1824.375</text:p>
          </table:table-cell>
          <table:table-cell office:value-type="float" office:value="-34.875">
            <text:p>-34.875</text:p>
          </table:table-cell>
          <table:table-cell office:value-type="float" office:value="0.00900437355286854">
            <text:p>0.0090043736</text:p>
          </table:table-cell>
          <table:table-cell office:value-type="float" office:value="-0.083944922468136">
            <text:p>-0.0839449225</text:p>
          </table:table-cell>
          <table:table-cell office:value-type="float" office:value="-0.000983502538071066">
            <text:p>-0.0009835025</text:p>
          </table:table-cell>
          <table:table-cell office:value-type="float" office:value="1.03167422177148">
            <text:p>1.0316742218</text:p>
          </table:table-cell>
          <table:table-cell office:value-type="float" office:value="0.720004401377559">
            <text:p>0.7200044014</text:p>
          </table:table-cell>
          <table:table-cell office:value-type="float" office:value="0.996559636980146">
            <text:p>0.996559637</text:p>
          </table:table-cell>
          <table:table-cell office:value-type="float" office:value="0">
            <text:p>0</text:p>
          </table:table-cell>
          <table:table-cell office:value-type="float" office:value="-7.9055287818945">
            <text:p>-7.90552878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14895">
            <text:p>14895</text:p>
          </table:table-cell>
          <table:table-cell office:value-type="float" office:value="21008">
            <text:p>21008</text:p>
          </table:table-cell>
          <table:table-cell office:value-type="float" office:value="36208">
            <text:p>36208</text:p>
          </table:table-cell>
          <table:table-cell office:value-type="float" office:value="-1569.125">
            <text:p>-1569.125</text:p>
          </table:table-cell>
          <table:table-cell office:value-type="float" office:value="374.75">
            <text:p>374.75</text:p>
          </table:table-cell>
          <table:table-cell office:value-type="float" office:value="-389.875">
            <text:p>-389.875</text:p>
          </table:table-cell>
          <table:table-cell office:value-type="float" office:value="-0.105345753608593">
            <text:p>-0.1053457536</text:p>
          </table:table-cell>
          <table:table-cell office:value-type="float" office:value="0.017838442498096">
            <text:p>0.0178384425</text:p>
          </table:table-cell>
          <table:table-cell office:value-type="float" office:value="-0.0107676480335837">
            <text:p>-0.010767648</text:p>
          </table:table-cell>
          <table:table-cell office:value-type="float" office:value="0.653041408864513">
            <text:p>0.6530414089</text:p>
          </table:table-cell>
          <table:table-cell office:value-type="float" office:value="1.06305824040362">
            <text:p>1.0630582404</text:p>
          </table:table-cell>
          <table:table-cell office:value-type="float" office:value="0.96254047868104">
            <text:p>0.9625404787</text:p>
          </table:table-cell>
          <table:table-cell office:value-type="float" office:value="-6.22673312513299">
            <text:p>-6.22673312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13014">
            <text:p>13014</text:p>
          </table:table-cell>
          <table:table-cell office:value-type="float" office:value="21464">
            <text:p>21464</text:p>
          </table:table-cell>
          <table:table-cell office:value-type="float" office:value="35178">
            <text:p>35178</text:p>
          </table:table-cell>
          <table:table-cell office:value-type="float" office:value="-1505.75">
            <text:p>-1505.75</text:p>
          </table:table-cell>
          <table:table-cell office:value-type="float" office:value="440.25">
            <text:p>440.25</text:p>
          </table:table-cell>
          <table:table-cell office:value-type="float" office:value="-907.25">
            <text:p>-907.25</text:p>
          </table:table-cell>
          <table:table-cell office:value-type="float" office:value="-0.115702320577839">
            <text:p>-0.1157023206</text:p>
          </table:table-cell>
          <table:table-cell office:value-type="float" office:value="0.0205110883339545">
            <text:p>0.0205110883</text:p>
          </table:table-cell>
          <table:table-cell office:value-type="float" office:value="-0.0257902666439252">
            <text:p>-0.0257902666</text:p>
          </table:table-cell>
          <table:table-cell office:value-type="float" office:value="0.621280450872273">
            <text:p>0.6212804509</text:p>
          </table:table-cell>
          <table:table-cell office:value-type="float" office:value="1.07261339046834">
            <text:p>1.0726133905</text:p>
          </table:table-cell>
          <table:table-cell office:value-type="float" office:value="0.911037736939249">
            <text:p>0.9110377369</text:p>
          </table:table-cell>
          <table:table-cell office:value-type="float" office:value="-5.63710594307666">
            <text:p>-5.6371059431</text:p>
          </table:table-cell>
          <table:table-cell office:value-type="float" office:value="34.1391795428914">
            <text:p>34.1391795429</text:p>
          </table:table-cell>
          <table:table-cell office:value-type="float" office:value="-26.5282263715639">
            <text:p>-26.5282263716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03">
            <text:p>803</text:p>
          </table:table-cell>
          <table:table-cell office:value-type="float" office:value="10890">
            <text:p>10890</text:p>
          </table:table-cell>
          <table:table-cell office:value-type="float" office:value="19295">
            <text:p>19295</text:p>
          </table:table-cell>
          <table:table-cell office:value-type="float" office:value="32755">
            <text:p>32755</text:p>
          </table:table-cell>
          <table:table-cell office:value-type="float" office:value="-1347">
            <text:p>-1347</text:p>
          </table:table-cell>
          <table:table-cell office:value-type="float" office:value="-2240.375">
            <text:p>-2240.375</text:p>
          </table:table-cell>
          <table:table-cell office:value-type="float" office:value="273.125">
            <text:p>273.125</text:p>
          </table:table-cell>
          <table:table-cell office:value-type="float" office:value="-0.123691460055096">
            <text:p>-0.1236914601</text:p>
          </table:table-cell>
          <table:table-cell office:value-type="float" office:value="-0.116111686965535">
            <text:p>-0.116111687</text:p>
          </table:table-cell>
          <table:table-cell office:value-type="float" office:value="0.00833842161502061">
            <text:p>0.0083384216</text:p>
          </table:table-cell>
          <table:table-cell office:value-type="float" office:value="0.597067061296663">
            <text:p>0.5970670613</text:p>
          </table:table-cell>
          <table:table-cell office:value-type="float" office:value="0.620033666366593">
            <text:p>0.6200336664</text:p>
          </table:table-cell>
          <table:table-cell office:value-type="float" office:value="1.02932075303163">
            <text:p>1.029320753</text:p>
          </table:table-cell>
          <table:table-cell office:value-type="float" office:value="-5.24964210142955">
            <text:p>-5.2496421014</text:p>
          </table:table-cell>
          <table:table-cell office:value-type="float" office:value="-5.61595796639594">
            <text:p>-5.61595796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9246">
            <text:p>9246</text:p>
          </table:table-cell>
          <table:table-cell office:value-type="float" office:value="19826">
            <text:p>19826</text:p>
          </table:table-cell>
          <table:table-cell office:value-type="float" office:value="34022">
            <text:p>34022</text:p>
          </table:table-cell>
          <table:table-cell office:value-type="float" office:value="-1236">
            <text:p>-1236</text:p>
          </table:table-cell>
          <table:table-cell office:value-type="float" office:value="-50">
            <text:p>-50</text:p>
          </table:table-cell>
          <table:table-cell office:value-type="float" office:value="-71">
            <text:p>-71</text:p>
          </table:table-cell>
          <table:table-cell office:value-type="float" office:value="-0.133679428942245">
            <text:p>-0.1336794289</text:p>
          </table:table-cell>
          <table:table-cell office:value-type="float" office:value="-0.00252194088570564">
            <text:p>-0.0025219409</text:p>
          </table:table-cell>
          <table:table-cell office:value-type="float" office:value="-0.00208688495679266">
            <text:p>-0.002086885</text:p>
          </table:table-cell>
          <table:table-cell office:value-type="float" office:value="0.567147570557898">
            <text:p>0.5671475706</text:p>
          </table:table-cell>
          <table:table-cell office:value-type="float" office:value="0.991185672864259">
            <text:p>0.9911856729</text:p>
          </table:table-cell>
          <table:table-cell office:value-type="float" office:value="0.992704438625319">
            <text:p>0.9927044386</text:p>
          </table:table-cell>
          <table:table-cell office:value-type="float" office:value="-4.83028503845511">
            <text:p>-4.83028503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7992">
            <text:p>7992</text:p>
          </table:table-cell>
          <table:table-cell office:value-type="float" office:value="19257">
            <text:p>19257</text:p>
          </table:table-cell>
          <table:table-cell office:value-type="float" office:value="35162">
            <text:p>35162</text:p>
          </table:table-cell>
          <table:table-cell office:value-type="float" office:value="-989.875">
            <text:p>-989.875</text:p>
          </table:table-cell>
          <table:table-cell office:value-type="float" office:value="-1935">
            <text:p>-1935</text:p>
          </table:table-cell>
          <table:table-cell office:value-type="float" office:value="-391.125">
            <text:p>-391.125</text:p>
          </table:table-cell>
          <table:table-cell office:value-type="float" office:value="-0.123858233233233">
            <text:p>-0.1238582332</text:p>
          </table:table-cell>
          <table:table-cell office:value-type="float" office:value="-0.10048294126811">
            <text:p>-0.1004829413</text:p>
          </table:table-cell>
          <table:table-cell office:value-type="float" office:value="-0.0111235140208179">
            <text:p>-0.011123514</text:p>
          </table:table-cell>
          <table:table-cell office:value-type="float" office:value="0.596564273085413">
            <text:p>0.5965642731</text:p>
          </table:table-cell>
          <table:table-cell office:value-type="float" office:value="0.668099475673959">
            <text:p>0.6680994757</text:p>
          </table:table-cell>
          <table:table-cell office:value-type="float" office:value="0.961310216752913">
            <text:p>0.9613102168</text:p>
          </table:table-cell>
          <table:table-cell office:value-type="float" office:value="-5.24208563362252">
            <text:p>-5.2420856336</text:p>
          </table:table-cell>
          <table:table-cell office:value-type="float" office:value="-6.54546844207867">
            <text:p>-6.54546844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78">
            <text:p>878</text:p>
          </table:table-cell>
          <table:table-cell office:value-type="float" office:value="614">
            <text:p>614</text:p>
          </table:table-cell>
          <table:table-cell office:value-type="float" office:value="1284">
            <text:p>1284</text:p>
          </table:table-cell>
          <table:table-cell office:value-type="float" office:value="8001">
            <text:p>8001</text:p>
          </table:table-cell>
          <table:table-cell office:value-type="float" office:value="16969">
            <text:p>16969</text:p>
          </table:table-cell>
          <table:table-cell office:value-type="float" office:value="33613">
            <text:p>33613</text:p>
          </table:table-cell>
          <table:table-cell office:value-type="float" office:value="-708.5">
            <text:p>-708.5</text:p>
          </table:table-cell>
          <table:table-cell office:value-type="float" office:value="-1615.5">
            <text:p>-1615.5</text:p>
          </table:table-cell>
          <table:table-cell office:value-type="float" office:value="-909.5">
            <text:p>-909.5</text:p>
          </table:table-cell>
          <table:table-cell office:value-type="float" office:value="-0.0885514310711161">
            <text:p>-0.0885514311</text:p>
          </table:table-cell>
          <table:table-cell office:value-type="float" office:value="-0.0952030172667806">
            <text:p>-0.0952030173</text:p>
          </table:table-cell>
          <table:table-cell office:value-type="float" office:value="-0.0270579835182816">
            <text:p>-0.0270579835</text:p>
          </table:table-cell>
          <table:table-cell office:value-type="float" office:value="0.705439048902789">
            <text:p>0.7054390489</text:p>
          </table:table-cell>
          <table:table-cell office:value-type="float" office:value="0.684554123979798">
            <text:p>0.684554124</text:p>
          </table:table-cell>
          <table:table-cell office:value-type="float" office:value="0.906732041251282">
            <text:p>0.9067320413</text:p>
          </table:table-cell>
          <table:table-cell office:value-type="float" office:value="-7.47569402446812">
            <text:p>-7.4756940245</text:p>
          </table:table-cell>
          <table:table-cell office:value-type="float" office:value="-6.92837558943133">
            <text:p>-6.9283755894</text:p>
          </table:table-cell>
          <table:table-cell office:value-type="float" office:value="-25.2689460662969">
            <text:p>-25.268946066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39">
            <text:p>1239</text:p>
          </table:table-cell>
          <table:table-cell office:value-type="float" office:value="7397">
            <text:p>7397</text:p>
          </table:table-cell>
          <table:table-cell office:value-type="float" office:value="14940">
            <text:p>14940</text:p>
          </table:table-cell>
          <table:table-cell office:value-type="float" office:value="31013">
            <text:p>31013</text:p>
          </table:table-cell>
          <table:table-cell office:value-type="float" office:value="-475.125">
            <text:p>-475.125</text:p>
          </table:table-cell>
          <table:table-cell office:value-type="float" office:value="-482.875">
            <text:p>-482.875</text:p>
          </table:table-cell>
          <table:table-cell office:value-type="float" office:value="-1739.625">
            <text:p>-1739.625</text:p>
          </table:table-cell>
          <table:table-cell office:value-type="float" office:value="-0.0642321211301879">
            <text:p>-0.0642321211</text:p>
          </table:table-cell>
          <table:table-cell office:value-type="float" office:value="-0.0323209504685408">
            <text:p>-0.0323209505</text:p>
          </table:table-cell>
          <table:table-cell office:value-type="float" office:value="-0.0560934124399445">
            <text:p>-0.0560934124</text:p>
          </table:table-cell>
          <table:table-cell office:value-type="float" office:value="0.783274076198713">
            <text:p>0.7832740762</text:p>
          </table:table-cell>
          <table:table-cell office:value-type="float" office:value="0.888924175284919">
            <text:p>0.8889241753</text:p>
          </table:table-cell>
          <table:table-cell office:value-type="float" office:value="0.809840139461743">
            <text:p>0.8098401395</text:p>
          </table:table-cell>
          <table:table-cell office:value-type="float" office:value="-10.4408778409528">
            <text:p>-10.440877841</text:p>
          </table:table-cell>
          <table:table-cell office:value-type="float" office:value="-21.09728353484">
            <text:p>-21.0972835348</text:p>
          </table:table-cell>
          <table:table-cell office:value-type="float" office:value="-12.0071078330432">
            <text:p>-12.00710783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6695">
            <text:p>6695</text:p>
          </table:table-cell>
          <table:table-cell office:value-type="float" office:value="14526">
            <text:p>14526</text:p>
          </table:table-cell>
          <table:table-cell office:value-type="float" office:value="28106">
            <text:p>28106</text:p>
          </table:table-cell>
          <table:table-cell office:value-type="float" office:value="-284.75">
            <text:p>-284.75</text:p>
          </table:table-cell>
          <table:table-cell office:value-type="float" office:value="-71.375">
            <text:p>-71.375</text:p>
          </table:table-cell>
          <table:table-cell office:value-type="float" office:value="-2249.375">
            <text:p>-2249.375</text:p>
          </table:table-cell>
          <table:table-cell office:value-type="float" office:value="-0.0425317401045556">
            <text:p>-0.0425317401</text:p>
          </table:table-cell>
          <table:table-cell office:value-type="float" office:value="-0.00491360319427234">
            <text:p>-0.0049136032</text:p>
          </table:table-cell>
          <table:table-cell office:value-type="float" office:value="-0.0800318437344339">
            <text:p>-0.0800318437</text:p>
          </table:table-cell>
          <table:table-cell office:value-type="float" office:value="0.854684449510045">
            <text:p>0.8546844495</text:p>
          </table:table-cell>
          <table:table-cell office:value-type="float" office:value="0.982849710072894">
            <text:p>0.9828497101</text:p>
          </table:table-cell>
          <table:table-cell office:value-type="float" office:value="0.732442535112086">
            <text:p>0.7324425351</text:p>
          </table:table-cell>
          <table:table-cell office:value-type="float" office:value="-15.9480902559684">
            <text:p>-15.948090256</text:p>
          </table:table-cell>
          <table:table-cell office:value-type="float" office:value="0">
            <text:p>0</text:p>
          </table:table-cell>
          <table:table-cell office:value-type="float" office:value="-8.30950097603371">
            <text:p>-8.30950097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32">
            <text:p>1232</text:p>
          </table:table-cell>
          <table:table-cell office:value-type="float" office:value="7020">
            <text:p>7020</text:p>
          </table:table-cell>
          <table:table-cell office:value-type="float" office:value="13486">
            <text:p>13486</text:p>
          </table:table-cell>
          <table:table-cell office:value-type="float" office:value="25450">
            <text:p>25450</text:p>
          </table:table-cell>
          <table:table-cell office:value-type="float" office:value="-147.875">
            <text:p>-147.875</text:p>
          </table:table-cell>
          <table:table-cell office:value-type="float" office:value="-1450.875">
            <text:p>-1450.875</text:p>
          </table:table-cell>
          <table:table-cell office:value-type="float" office:value="-2595.375">
            <text:p>-2595.375</text:p>
          </table:table-cell>
          <table:table-cell office:value-type="float" office:value="-0.0210648148148148">
            <text:p>-0.0210648148</text:p>
          </table:table-cell>
          <table:table-cell office:value-type="float" office:value="-0.107583790597657">
            <text:p>-0.1075837906</text:p>
          </table:table-cell>
          <table:table-cell office:value-type="float" office:value="-0.101979371316306">
            <text:p>-0.1019793713</text:p>
          </table:table-cell>
          <table:table-cell office:value-type="float" office:value="0.927142851937586">
            <text:p>0.9271428519</text:p>
          </table:table-cell>
          <table:table-cell office:value-type="float" office:value="0.646142306026948">
            <text:p>0.646142306</text:p>
          </table:table-cell>
          <table:table-cell office:value-type="float" office:value="0.663455793054103">
            <text:p>0.6634557931</text:p>
          </table:table-cell>
          <table:table-cell office:value-type="float" office:value="-32.5576452410484">
            <text:p>-32.557645241</text:p>
          </table:table-cell>
          <table:table-cell office:value-type="float" office:value="-6.08971205435134">
            <text:p>-6.0897120544</text:p>
          </table:table-cell>
          <table:table-cell office:value-type="float" office:value="-6.44414978834449">
            <text:p>-6.444149788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7696">
            <text:p>7696</text:p>
          </table:table-cell>
          <table:table-cell office:value-type="float" office:value="12962">
            <text:p>12962</text:p>
          </table:table-cell>
          <table:table-cell office:value-type="float" office:value="22423">
            <text:p>22423</text:p>
          </table:table-cell>
          <table:table-cell office:value-type="float" office:value="-167.375">
            <text:p>-167.375</text:p>
          </table:table-cell>
          <table:table-cell office:value-type="float" office:value="-1371.25">
            <text:p>-1371.25</text:p>
          </table:table-cell>
          <table:table-cell office:value-type="float" office:value="-2476">
            <text:p>-2476</text:p>
          </table:table-cell>
          <table:table-cell office:value-type="float" office:value="-0.0217483108108108">
            <text:p>-0.0217483108</text:p>
          </table:table-cell>
          <table:table-cell office:value-type="float" office:value="-0.105790001542972">
            <text:p>-0.1057900015</text:p>
          </table:table-cell>
          <table:table-cell office:value-type="float" office:value="-0.110422334210409">
            <text:p>-0.1104223342</text:p>
          </table:table-cell>
          <table:table-cell office:value-type="float" office:value="0.924807970647484">
            <text:p>0.9248079706</text:p>
          </table:table-cell>
          <table:table-cell office:value-type="float" office:value="0.651670382475464">
            <text:p>0.6516703825</text:p>
          </table:table-cell>
          <table:table-cell office:value-type="float" office:value="0.63742029037282">
            <text:p>0.6374202904</text:p>
          </table:table-cell>
          <table:table-cell office:value-type="float" office:value="-31.5234674636561">
            <text:p>-31.5234674637</text:p>
          </table:table-cell>
          <table:table-cell office:value-type="float" office:value="-6.19907392321256">
            <text:p>-6.1990739232</text:p>
          </table:table-cell>
          <table:table-cell office:value-type="float" office:value="-5.92390644635212">
            <text:p>-5.9239064464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7163">
            <text:p>7163</text:p>
          </table:table-cell>
          <table:table-cell office:value-type="float" office:value="11401">
            <text:p>11401</text:p>
          </table:table-cell>
          <table:table-cell office:value-type="float" office:value="18692">
            <text:p>18692</text:p>
          </table:table-cell>
          <table:table-cell office:value-type="float" office:value="-229.125">
            <text:p>-229.125</text:p>
          </table:table-cell>
          <table:table-cell office:value-type="float" office:value="-510.25">
            <text:p>-510.25</text:p>
          </table:table-cell>
          <table:table-cell office:value-type="float" office:value="-2225.25">
            <text:p>-2225.25</text:p>
          </table:table-cell>
          <table:table-cell office:value-type="float" office:value="-0.0319872958257713">
            <text:p>-0.0319872958</text:p>
          </table:table-cell>
          <table:table-cell office:value-type="float" office:value="-0.0447548460661346">
            <text:p>-0.0447548461</text:p>
          </table:table-cell>
          <table:table-cell office:value-type="float" office:value="-0.119048255938369">
            <text:p>-0.1190482559</text:p>
          </table:table-cell>
          <table:table-cell office:value-type="float" office:value="0.890049911314521">
            <text:p>0.8900499113</text:p>
          </table:table-cell>
          <table:table-cell office:value-type="float" office:value="0.84728391141148">
            <text:p>0.8472839114</text:p>
          </table:table-cell>
          <table:table-cell office:value-type="float" office:value="0.611109179209964">
            <text:p>0.6111091792</text:p>
          </table:table-cell>
          <table:table-cell office:value-type="float" office:value="-21.3210008706909">
            <text:p>-21.3210008707</text:p>
          </table:table-cell>
          <table:table-cell office:value-type="float" office:value="-15.1384270087767">
            <text:p>-15.1384270088</text:p>
          </table:table-cell>
          <table:table-cell office:value-type="float" office:value="-5.46851202959304">
            <text:p>-5.4685120296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08">
            <text:p>608</text:p>
          </table:table-cell>
          <table:table-cell office:value-type="float" office:value="1275">
            <text:p>1275</text:p>
          </table:table-cell>
          <table:table-cell office:value-type="float" office:value="6695">
            <text:p>6695</text:p>
          </table:table-cell>
          <table:table-cell office:value-type="float" office:value="10945">
            <text:p>10945</text:p>
          </table:table-cell>
          <table:table-cell office:value-type="float" office:value="16027">
            <text:p>16027</text:p>
          </table:table-cell>
          <table:table-cell office:value-type="float" office:value="-284.75">
            <text:p>-284.75</text:p>
          </table:table-cell>
          <table:table-cell office:value-type="float" office:value="-1438.25">
            <text:p>-1438.25</text:p>
          </table:table-cell>
          <table:table-cell office:value-type="float" office:value="-1827.5">
            <text:p>-1827.5</text:p>
          </table:table-cell>
          <table:table-cell office:value-type="float" office:value="-0.0425317401045556">
            <text:p>-0.0425317401</text:p>
          </table:table-cell>
          <table:table-cell office:value-type="float" office:value="-0.131407035175879">
            <text:p>-0.1314070352</text:p>
          </table:table-cell>
          <table:table-cell office:value-type="float" office:value="-0.114026330567168">
            <text:p>-0.1140263306</text:p>
          </table:table-cell>
          <table:table-cell office:value-type="float" office:value="0.854684449510045">
            <text:p>0.8546844495</text:p>
          </table:table-cell>
          <table:table-cell office:value-type="float" office:value="0.573920282316103">
            <text:p>0.5739202823</text:p>
          </table:table-cell>
          <table:table-cell office:value-type="float" office:value="0.626391770977634">
            <text:p>0.626391771</text:p>
          </table:table-cell>
          <table:table-cell office:value-type="float" office:value="-15.9480902559684">
            <text:p>-15.948090256</text:p>
          </table:table-cell>
          <table:table-cell office:value-type="float" office:value="-4.92010179853194">
            <text:p>-4.9201017985</text:p>
          </table:table-cell>
          <table:table-cell office:value-type="float" office:value="-5.725269351124">
            <text:p>-5.725269351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3">
            <text:p>3</text:p>
          </table:table-cell>
          <table:table-cell office:value-type="float" office:value="623">
            <text:p>623</text:p>
          </table:table-cell>
          <table:table-cell table:number-columns-repeated="2" office:value-type="float" office:value="881">
            <text:p>881</text:p>
          </table:table-cell>
          <table:table-cell office:value-type="float" office:value="6942">
            <text:p>6942</text:p>
          </table:table-cell>
          <table:table-cell office:value-type="float" office:value="9779">
            <text:p>9779</text:p>
          </table:table-cell>
          <table:table-cell office:value-type="float" office:value="16002">
            <text:p>16002</text:p>
          </table:table-cell>
          <table:table-cell office:value-type="float" office:value="-923.625">
            <text:p>-923.625</text:p>
          </table:table-cell>
          <table:table-cell office:value-type="float" office:value="-39.875">
            <text:p>-39.875</text:p>
          </table:table-cell>
          <table:table-cell office:value-type="float" office:value="-65.25">
            <text:p>-65.25</text:p>
          </table:table-cell>
          <table:table-cell office:value-type="float" office:value="-0.133048833189283">
            <text:p>-0.1330488332</text:p>
          </table:table-cell>
          <table:table-cell table:number-columns-repeated="2" office:value-type="float" office:value="-0.00407761529808774">
            <text:p>-0.0040776153</text:p>
          </table:table-cell>
          <table:table-cell office:value-type="float" office:value="0.569024988183049">
            <text:p>0.5690249882</text:p>
          </table:table-cell>
          <table:table-cell table:number-columns-repeated="2" office:value-type="float" office:value="0.985760935271871">
            <text:p>0.9857609353</text:p>
          </table:table-cell>
          <table:table-cell office:value-type="float" office:value="-4.85490243980612">
            <text:p>-4.85490243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3">
            <text:p>3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832">
            <text:p>832</text:p>
          </table:table-cell>
          <table:table-cell office:value-type="float" office:value="6773">
            <text:p>6773</text:p>
          </table:table-cell>
          <table:table-cell office:value-type="float" office:value="10216">
            <text:p>10216</text:p>
          </table:table-cell>
          <table:table-cell office:value-type="float" office:value="15408">
            <text:p>15408</text:p>
          </table:table-cell>
          <table:table-cell office:value-type="float" office:value="-796.125">
            <text:p>-796.125</text:p>
          </table:table-cell>
          <table:table-cell office:value-type="float" office:value="-872.5">
            <text:p>-872.5</text:p>
          </table:table-cell>
          <table:table-cell office:value-type="float" office:value="-243">
            <text:p>-243</text:p>
          </table:table-cell>
          <table:table-cell office:value-type="float" office:value="-0.117543924405729">
            <text:p>-0.1175439244</text:p>
          </table:table-cell>
          <table:table-cell office:value-type="float" office:value="-0.0854052466718872">
            <text:p>-0.0854052467</text:p>
          </table:table-cell>
          <table:table-cell office:value-type="float" office:value="-0.0157710280373832">
            <text:p>-0.015771028</text:p>
          </table:table-cell>
          <table:table-cell office:value-type="float" office:value="0.615676749942761">
            <text:p>0.6156767499</text:p>
          </table:table-cell>
          <table:table-cell office:value-type="float" office:value="0.715377986720203">
            <text:p>0.7153779867</text:p>
          </table:table-cell>
          <table:table-cell office:value-type="float" office:value="0.945288903506856">
            <text:p>0.9452889035</text:p>
          </table:table-cell>
          <table:table-cell office:value-type="float" office:value="-5.54312586215389">
            <text:p>-5.5431258622</text:p>
          </table:table-cell>
          <table:table-cell office:value-type="float" office:value="-7.764249321584">
            <text:p>-7.7642493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5564">
            <text:p>5564</text:p>
          </table:table-cell>
          <table:table-cell office:value-type="float" office:value="9416">
            <text:p>9416</text:p>
          </table:table-cell>
          <table:table-cell office:value-type="float" office:value="14796">
            <text:p>14796</text:p>
          </table:table-cell>
          <table:table-cell office:value-type="float" office:value="-617">
            <text:p>-617</text:p>
          </table:table-cell>
          <table:table-cell office:value-type="float" office:value="-1034.875">
            <text:p>-1034.875</text:p>
          </table:table-cell>
          <table:table-cell office:value-type="float" office:value="-255">
            <text:p>-255</text:p>
          </table:table-cell>
          <table:table-cell office:value-type="float" office:value="-0.110891445003595">
            <text:p>-0.110891445</text:p>
          </table:table-cell>
          <table:table-cell office:value-type="float" office:value="-0.10990601104503">
            <text:p>-0.109906011</text:p>
          </table:table-cell>
          <table:table-cell office:value-type="float" office:value="-0.0172343876723439">
            <text:p>-0.0172343877</text:p>
          </table:table-cell>
          <table:table-cell office:value-type="float" office:value="0.63598189113439">
            <text:p>0.6359818911</text:p>
          </table:table-cell>
          <table:table-cell office:value-type="float" office:value="0.639004450619503">
            <text:p>0.6390044506</text:p>
          </table:table-cell>
          <table:table-cell office:value-type="float" office:value="0.94026181041894">
            <text:p>0.9402618104</text:p>
          </table:table-cell>
          <table:table-cell office:value-type="float" office:value="-5.89732102242618">
            <text:p>-5.8973210224</text:p>
          </table:table-cell>
          <table:table-cell office:value-type="float" office:value="-5.9534295276464">
            <text:p>-5.95342952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3">
            <text:p>3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6266">
            <text:p>6266</text:p>
          </table:table-cell>
          <table:table-cell office:value-type="float" office:value="9636">
            <text:p>9636</text:p>
          </table:table-cell>
          <table:table-cell office:value-type="float" office:value="14712">
            <text:p>14712</text:p>
          </table:table-cell>
          <table:table-cell office:value-type="float" office:value="-501.625">
            <text:p>-501.625</text:p>
          </table:table-cell>
          <table:table-cell office:value-type="float" office:value="-67.5">
            <text:p>-67.5</text:p>
          </table:table-cell>
          <table:table-cell office:value-type="float" office:value="-151.5">
            <text:p>-151.5</text:p>
          </table:table-cell>
          <table:table-cell office:value-type="float" office:value="-0.080055059048835">
            <text:p>-0.080055059</text:p>
          </table:table-cell>
          <table:table-cell office:value-type="float" office:value="-0.00700498132004981">
            <text:p>-0.0070049813</text:p>
          </table:table-cell>
          <table:table-cell office:value-type="float" office:value="-0.0102977161500816">
            <text:p>-0.0102977162</text:p>
          </table:table-cell>
          <table:table-cell office:value-type="float" office:value="0.73236856578853">
            <text:p>0.7323685658</text:p>
          </table:table-cell>
          <table:table-cell office:value-type="float" office:value="0.975578742115882">
            <text:p>0.9755787421</text:p>
          </table:table-cell>
          <table:table-cell office:value-type="float" office:value="0.964165837672214">
            <text:p>0.9641658377</text:p>
          </table:table-cell>
          <table:table-cell office:value-type="float" office:value="-8.30698793074072">
            <text:p>-8.30698793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3">
            <text:p>3</text:p>
          </table:table-cell>
          <table:table-cell office:value-type="float" office:value="656">
            <text:p>656</text:p>
          </table:table-cell>
          <table:table-cell table:number-columns-repeated="2" office:value-type="float" office:value="917">
            <text:p>917</text:p>
          </table:table-cell>
          <table:table-cell office:value-type="float" office:value="6591">
            <text:p>6591</text:p>
          </table:table-cell>
          <table:table-cell office:value-type="float" office:value="9552">
            <text:p>9552</text:p>
          </table:table-cell>
          <table:table-cell office:value-type="float" office:value="15408">
            <text:p>15408</text:p>
          </table:table-cell>
          <table:table-cell office:value-type="float" office:value="-307.125">
            <text:p>-307.125</text:p>
          </table:table-cell>
          <table:table-cell office:value-type="float" office:value="-73.5">
            <text:p>-73.5</text:p>
          </table:table-cell>
          <table:table-cell office:value-type="float" office:value="-243">
            <text:p>-243</text:p>
          </table:table-cell>
          <table:table-cell office:value-type="float" office:value="-0.0465976331360947">
            <text:p>-0.0465976331</text:p>
          </table:table-cell>
          <table:table-cell office:value-type="float" office:value="-0.00769472361809045">
            <text:p>-0.0076947236</text:p>
          </table:table-cell>
          <table:table-cell office:value-type="float" office:value="-0.0157710280373832">
            <text:p>-0.015771028</text:p>
          </table:table-cell>
          <table:table-cell office:value-type="float" office:value="0.841164109274885">
            <text:p>0.8411641093</text:p>
          </table:table-cell>
          <table:table-cell office:value-type="float" office:value="0.973184516528939">
            <text:p>0.9731845165</text:p>
          </table:table-cell>
          <table:table-cell office:value-type="float" office:value="0.945288903506856">
            <text:p>0.9452889035</text:p>
          </table:table-cell>
          <table:table-cell office:value-type="float" office:value="-14.5258287414427">
            <text:p>-14.52582874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3">
            <text:p>3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5993">
            <text:p>5993</text:p>
          </table:table-cell>
          <table:table-cell office:value-type="float" office:value="9372">
            <text:p>9372</text:p>
          </table:table-cell>
          <table:table-cell office:value-type="float" office:value="14796">
            <text:p>14796</text:p>
          </table:table-cell>
          <table:table-cell office:value-type="float" office:value="-284.375">
            <text:p>-284.375</text:p>
          </table:table-cell>
          <table:table-cell office:value-type="float" office:value="-226.5">
            <text:p>-226.5</text:p>
          </table:table-cell>
          <table:table-cell office:value-type="float" office:value="-255">
            <text:p>-255</text:p>
          </table:table-cell>
          <table:table-cell office:value-type="float" office:value="-0.0474511930585683">
            <text:p>-0.0474511931</text:p>
          </table:table-cell>
          <table:table-cell office:value-type="float" office:value="-0.0241677336747759">
            <text:p>-0.0241677337</text:p>
          </table:table-cell>
          <table:table-cell office:value-type="float" office:value="-0.0172343876723439">
            <text:p>-0.0172343877</text:p>
          </table:table-cell>
          <table:table-cell office:value-type="float" office:value="0.838333991111467">
            <text:p>0.8383339911</text:p>
          </table:table-cell>
          <table:table-cell office:value-type="float" office:value="0.916557727666195">
            <text:p>0.9165577277</text:p>
          </table:table-cell>
          <table:table-cell office:value-type="float" office:value="0.94026181041894">
            <text:p>0.9402618104</text:p>
          </table:table-cell>
          <table:table-cell office:value-type="float" office:value="-14.2582001946419">
            <text:p>-14.2582001946</text:p>
          </table:table-cell>
          <table:table-cell office:value-type="float" office:value="-28.3326992827654">
            <text:p>-28.33269928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3">
            <text:p>3</text:p>
          </table:table-cell>
          <table:table-cell office:value-type="float" office:value="625">
            <text:p>625</text:p>
          </table:table-cell>
          <table:table-cell table:number-columns-repeated="2" office:value-type="float" office:value="1308">
            <text:p>1308</text:p>
          </table:table-cell>
          <table:table-cell office:value-type="float" office:value="5135">
            <text:p>5135</text:p>
          </table:table-cell>
          <table:table-cell office:value-type="float" office:value="8526">
            <text:p>8526</text:p>
          </table:table-cell>
          <table:table-cell office:value-type="float" office:value="14616">
            <text:p>14616</text:p>
          </table:table-cell>
          <table:table-cell office:value-type="float" office:value="-4.875">
            <text:p>-4.875</text:p>
          </table:table-cell>
          <table:table-cell office:value-type="float" office:value="-62.125">
            <text:p>-62.125</text:p>
          </table:table-cell>
          <table:table-cell office:value-type="float" office:value="-106.5">
            <text:p>-106.5</text:p>
          </table:table-cell>
          <table:table-cell office:value-type="float" office:value="-0.000949367088607595">
            <text:p>-0.0009493671</text:p>
          </table:table-cell>
          <table:table-cell table:number-columns-repeated="2" office:value-type="float" office:value="-0.00728653530377668">
            <text:p>-0.0072865353</text:p>
          </table:table-cell>
          <table:table-cell office:value-type="float" office:value="0.996678981733697">
            <text:p>0.9966789817</text:p>
          </table:table-cell>
          <table:table-cell table:number-columns-repeated="2" office:value-type="float" office:value="0.974601189886379">
            <text:p>0.97460118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4797">
            <text:p>4797</text:p>
          </table:table-cell>
          <table:table-cell office:value-type="float" office:value="8676">
            <text:p>8676</text:p>
          </table:table-cell>
          <table:table-cell office:value-type="float" office:value="14484">
            <text:p>14484</text:p>
          </table:table-cell>
          <table:table-cell office:value-type="float" office:value="-53.625">
            <text:p>-53.625</text:p>
          </table:table-cell>
          <table:table-cell office:value-type="float" office:value="-384.75">
            <text:p>-384.75</text:p>
          </table:table-cell>
          <table:table-cell office:value-type="float" office:value="-120">
            <text:p>-120</text:p>
          </table:table-cell>
          <table:table-cell office:value-type="float" office:value="-0.0111788617886179">
            <text:p>-0.0111788618</text:p>
          </table:table-cell>
          <table:table-cell office:value-type="float" office:value="-0.0443464730290456">
            <text:p>-0.044346473</text:p>
          </table:table-cell>
          <table:table-cell office:value-type="float" office:value="-0.00828500414250207">
            <text:p>-0.0082850041</text:p>
          </table:table-cell>
          <table:table-cell office:value-type="float" office:value="0.96111891896358">
            <text:p>0.961118919</text:p>
          </table:table-cell>
          <table:table-cell office:value-type="float" office:value="0.848641899351767">
            <text:p>0.8486418994</text:p>
          </table:table-cell>
          <table:table-cell office:value-type="float" office:value="0.97113702243678">
            <text:p>0.9711370224</text:p>
          </table:table-cell>
          <table:table-cell office:value-type="float" office:value="0">
            <text:p>0</text:p>
          </table:table-cell>
          <table:table-cell office:value-type="float" office:value="-15.281072658834">
            <text:p>-15.28107265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4485">
            <text:p>4485</text:p>
          </table:table-cell>
          <table:table-cell office:value-type="float" office:value="8336">
            <text:p>8336</text:p>
          </table:table-cell>
          <table:table-cell office:value-type="float" office:value="14244">
            <text:p>14244</text:p>
          </table:table-cell>
          <table:table-cell office:value-type="float" office:value="-110.25">
            <text:p>-110.25</text:p>
          </table:table-cell>
          <table:table-cell office:value-type="float" office:value="-262">
            <text:p>-262</text:p>
          </table:table-cell>
          <table:table-cell office:value-type="float" office:value="-282">
            <text:p>-282</text:p>
          </table:table-cell>
          <table:table-cell office:value-type="float" office:value="-0.0245819397993311">
            <text:p>-0.0245819398</text:p>
          </table:table-cell>
          <table:table-cell office:value-type="float" office:value="-0.0314299424184261">
            <text:p>-0.0314299424</text:p>
          </table:table-cell>
          <table:table-cell office:value-type="float" office:value="-0.0197978096040438">
            <text:p>-0.0197978096</text:p>
          </table:table-cell>
          <table:table-cell office:value-type="float" office:value="0.915147583360365">
            <text:p>0.9151475834</text:p>
          </table:table-cell>
          <table:table-cell office:value-type="float" office:value="0.891931370445143">
            <text:p>0.8919313704</text:p>
          </table:table-cell>
          <table:table-cell office:value-type="float" office:value="0.931475894785478">
            <text:p>0.9314758948</text:p>
          </table:table-cell>
          <table:table-cell office:value-type="float" office:value="-27.8494046892618">
            <text:p>-27.8494046893</text:p>
          </table:table-cell>
          <table:table-cell office:value-type="float" office:value="-21.7053028156598">
            <text:p>-21.70530281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3">
            <text:p>3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4498">
            <text:p>4498</text:p>
          </table:table-cell>
          <table:table-cell office:value-type="float" office:value="7755">
            <text:p>7755</text:p>
          </table:table-cell>
          <table:table-cell office:value-type="float" office:value="13068">
            <text:p>13068</text:p>
          </table:table-cell>
          <table:table-cell office:value-type="float" office:value="-35">
            <text:p>-35</text:p>
          </table:table-cell>
          <table:table-cell office:value-type="float" office:value="-291.5">
            <text:p>-291.5</text:p>
          </table:table-cell>
          <table:table-cell office:value-type="float" office:value="-409.5">
            <text:p>-409.5</text:p>
          </table:table-cell>
          <table:table-cell office:value-type="float" office:value="-0.00778123610493553">
            <text:p>-0.0077812361</text:p>
          </table:table-cell>
          <table:table-cell office:value-type="float" office:value="-0.0375886524822695">
            <text:p>-0.0375886525</text:p>
          </table:table-cell>
          <table:table-cell office:value-type="float" office:value="-0.03133608815427">
            <text:p>-0.0313360882</text:p>
          </table:table-cell>
          <table:table-cell office:value-type="float" office:value="0.972884346997954">
            <text:p>0.972884347</text:p>
          </table:table-cell>
          <table:table-cell office:value-type="float" office:value="0.871209013631105">
            <text:p>0.8712090136</text:p>
          </table:table-cell>
          <table:table-cell office:value-type="float" office:value="0.892248314284847">
            <text:p>0.8922483143</text:p>
          </table:table-cell>
          <table:table-cell office:value-type="float" office:value="0">
            <text:p>0</text:p>
          </table:table-cell>
          <table:table-cell office:value-type="float" office:value="-18.0915440521447">
            <text:p>-18.0915440521</text:p>
          </table:table-cell>
          <table:table-cell office:value-type="float" office:value="-21.7713611928224">
            <text:p>-21.771361192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5135">
            <text:p>5135</text:p>
          </table:table-cell>
          <table:table-cell office:value-type="float" office:value="7910">
            <text:p>7910</text:p>
          </table:table-cell>
          <table:table-cell office:value-type="float" office:value="13560">
            <text:p>13560</text:p>
          </table:table-cell>
          <table:table-cell office:value-type="float" office:value="-4.875">
            <text:p>-4.875</text:p>
          </table:table-cell>
          <table:table-cell office:value-type="float" office:value="-216.125">
            <text:p>-216.125</text:p>
          </table:table-cell>
          <table:table-cell office:value-type="float" office:value="-370.5">
            <text:p>-370.5</text:p>
          </table:table-cell>
          <table:table-cell office:value-type="float" office:value="-0.000949367088607595">
            <text:p>-0.0009493671</text:p>
          </table:table-cell>
          <table:table-cell table:number-columns-repeated="2" office:value-type="float" office:value="-0.0273230088495575">
            <text:p>-0.0273230088</text:p>
          </table:table-cell>
          <table:table-cell office:value-type="float" office:value="0.996678981733697">
            <text:p>0.9966789817</text:p>
          </table:table-cell>
          <table:table-cell table:number-columns-repeated="2" office:value-type="float" office:value="0.905832700779231">
            <text:p>0.9058327008</text:p>
          </table:table-cell>
          <table:table-cell office:value-type="float" office:value="0">
            <text:p>0</text:p>
          </table:table-cell>
          <table:table-cell table:number-columns-repeated="2" office:value-type="float" office:value="-25.0204517849365">
            <text:p>-25.020451784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3">
            <text:p>3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4797">
            <text:p>4797</text:p>
          </table:table-cell>
          <table:table-cell office:value-type="float" office:value="7896">
            <text:p>7896</text:p>
          </table:table-cell>
          <table:table-cell office:value-type="float" office:value="13752">
            <text:p>13752</text:p>
          </table:table-cell>
          <table:table-cell office:value-type="float" office:value="-53.625">
            <text:p>-53.625</text:p>
          </table:table-cell>
          <table:table-cell office:value-type="float" office:value="-9.625">
            <text:p>-9.625</text:p>
          </table:table-cell>
          <table:table-cell office:value-type="float" office:value="-414">
            <text:p>-414</text:p>
          </table:table-cell>
          <table:table-cell office:value-type="float" office:value="-0.0111788617886179">
            <text:p>-0.0111788618</text:p>
          </table:table-cell>
          <table:table-cell office:value-type="float" office:value="-0.00121897163120567">
            <text:p>-0.0012189716</text:p>
          </table:table-cell>
          <table:table-cell office:value-type="float" office:value="-0.0301047120418848">
            <text:p>-0.030104712</text:p>
          </table:table-cell>
          <table:table-cell office:value-type="float" office:value="0.96111891896358">
            <text:p>0.961118919</text:p>
          </table:table-cell>
          <table:table-cell office:value-type="float" office:value="0.995736511638782">
            <text:p>0.9957365116</text:p>
          </table:table-cell>
          <table:table-cell office:value-type="float" office:value="0.896409843480168">
            <text:p>0.8964098435</text:p>
          </table:table-cell>
          <table:table-cell table:number-columns-repeated="2" office:value-type="float" office:value="0">
            <text:p>0</text:p>
          </table:table-cell>
          <table:table-cell office:value-type="float" office:value="-22.6762019367586">
            <text:p>-22.676201936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3">
            <text:p>3</text:p>
          </table:table-cell>
          <table:table-cell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1233">
            <text:p>1233</text:p>
          </table:table-cell>
          <table:table-cell office:value-type="float" office:value="4485">
            <text:p>4485</text:p>
          </table:table-cell>
          <table:table-cell office:value-type="float" office:value="7755">
            <text:p>7755</text:p>
          </table:table-cell>
          <table:table-cell office:value-type="float" office:value="13068">
            <text:p>13068</text:p>
          </table:table-cell>
          <table:table-cell office:value-type="float" office:value="-121.25">
            <text:p>-121.25</text:p>
          </table:table-cell>
          <table:table-cell office:value-type="float" office:value="-291.5">
            <text:p>-291.5</text:p>
          </table:table-cell>
          <table:table-cell office:value-type="float" office:value="-409.5">
            <text:p>-409.5</text:p>
          </table:table-cell>
          <table:table-cell office:value-type="float" office:value="-0.0270345596432553">
            <text:p>-0.0270345596</text:p>
          </table:table-cell>
          <table:table-cell office:value-type="float" office:value="-0.0375886524822695">
            <text:p>-0.0375886525</text:p>
          </table:table-cell>
          <table:table-cell office:value-type="float" office:value="-0.03133608815427">
            <text:p>-0.0313360882</text:p>
          </table:table-cell>
          <table:table-cell office:value-type="float" office:value="0.906811541382212">
            <text:p>0.9068115414</text:p>
          </table:table-cell>
          <table:table-cell office:value-type="float" office:value="0.871209013631105">
            <text:p>0.8712090136</text:p>
          </table:table-cell>
          <table:table-cell office:value-type="float" office:value="0.892248314284847">
            <text:p>0.8922483143</text:p>
          </table:table-cell>
          <table:table-cell office:value-type="float" office:value="-25.2911431890357">
            <text:p>-25.291143189</text:p>
          </table:table-cell>
          <table:table-cell office:value-type="float" office:value="-18.0915440521447">
            <text:p>-18.0915440521</text:p>
          </table:table-cell>
          <table:table-cell office:value-type="float" office:value="-21.7713611928224">
            <text:p>-21.7713611928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18">
            <text:p>1218</text:p>
          </table:table-cell>
          <table:table-cell office:value-type="float" office:value="4498">
            <text:p>4498</text:p>
          </table:table-cell>
          <table:table-cell office:value-type="float" office:value="7505">
            <text:p>7505</text:p>
          </table:table-cell>
          <table:table-cell office:value-type="float" office:value="12132">
            <text:p>12132</text:p>
          </table:table-cell>
          <table:table-cell office:value-type="float" office:value="-157.75">
            <text:p>-157.75</text:p>
          </table:table-cell>
          <table:table-cell office:value-type="float" office:value="-7.125">
            <text:p>-7.125</text:p>
          </table:table-cell>
          <table:table-cell office:value-type="float" office:value="-163.5">
            <text:p>-163.5</text:p>
          </table:table-cell>
          <table:table-cell office:value-type="float" office:value="-0.0350711427301023">
            <text:p>-0.0350711427</text:p>
          </table:table-cell>
          <table:table-cell office:value-type="float" office:value="-0.000949367088607595">
            <text:p>-0.0009493671</text:p>
          </table:table-cell>
          <table:table-cell office:value-type="float" office:value="-0.0134767556874382">
            <text:p>-0.0134767557</text:p>
          </table:table-cell>
          <table:table-cell office:value-type="float" office:value="0.879661771147337">
            <text:p>0.8796617711</text:p>
          </table:table-cell>
          <table:table-cell office:value-type="float" office:value="0.996678981733697">
            <text:p>0.9966789817</text:p>
          </table:table-cell>
          <table:table-cell office:value-type="float" office:value="0.95318733606393">
            <text:p>0.9531873361</text:p>
          </table:table-cell>
          <table:table-cell office:value-type="float" office:value="-19.4153960993112">
            <text:p>-19.41539609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4">
            <text:p>534</text:p>
          </table:table-cell>
          <table:table-cell table:number-columns-repeated="2" office:value-type="float" office:value="1207">
            <text:p>1207</text:p>
          </table:table-cell>
          <table:table-cell office:value-type="float" office:value="4797">
            <text:p>4797</text:p>
          </table:table-cell>
          <table:table-cell office:value-type="float" office:value="7585">
            <text:p>7585</text:p>
          </table:table-cell>
          <table:table-cell office:value-type="float" office:value="11712">
            <text:p>11712</text:p>
          </table:table-cell>
          <table:table-cell office:value-type="float" office:value="-53.625">
            <text:p>-53.625</text:p>
          </table:table-cell>
          <table:table-cell office:value-type="float" office:value="-306.75">
            <text:p>-306.75</text:p>
          </table:table-cell>
          <table:table-cell office:value-type="float" office:value="-261.375">
            <text:p>-261.375</text:p>
          </table:table-cell>
          <table:table-cell office:value-type="float" office:value="-0.0111788617886179">
            <text:p>-0.0111788618</text:p>
          </table:table-cell>
          <table:table-cell office:value-type="float" office:value="-0.0404416611733685">
            <text:p>-0.0404416612</text:p>
          </table:table-cell>
          <table:table-cell office:value-type="float" office:value="-0.0223168545081967">
            <text:p>-0.0223168545</text:p>
          </table:table-cell>
          <table:table-cell office:value-type="float" office:value="0.96111891896358">
            <text:p>0.961118919</text:p>
          </table:table-cell>
          <table:table-cell office:value-type="float" office:value="0.861659820691795">
            <text:p>0.8616598207</text:p>
          </table:table-cell>
          <table:table-cell office:value-type="float" office:value="0.922867171531786">
            <text:p>0.9228671715</text:p>
          </table:table-cell>
          <table:table-cell office:value-type="float" office:value="0">
            <text:p>0</text:p>
          </table:table-cell>
          <table:table-cell office:value-type="float" office:value="-16.7904758773966">
            <text:p>-16.7904758774</text:p>
          </table:table-cell>
          <table:table-cell office:value-type="float" office:value="-30.7114810587451">
            <text:p>-30.711481058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781">
            <text:p>781</text:p>
          </table:table-cell>
          <table:table-cell office:value-type="float" office:value="4485">
            <text:p>4485</text:p>
          </table:table-cell>
          <table:table-cell office:value-type="float" office:value="7356">
            <text:p>7356</text:p>
          </table:table-cell>
          <table:table-cell office:value-type="float" office:value="11844">
            <text:p>11844</text:p>
          </table:table-cell>
          <table:table-cell office:value-type="float" office:value="-127.875">
            <text:p>-127.875</text:p>
          </table:table-cell>
          <table:table-cell office:value-type="float" office:value="-406.375">
            <text:p>-406.375</text:p>
          </table:table-cell>
          <table:table-cell office:value-type="float" office:value="-302.875">
            <text:p>-302.875</text:p>
          </table:table-cell>
          <table:table-cell office:value-type="float" office:value="-0.0285117056856187">
            <text:p>-0.0285117057</text:p>
          </table:table-cell>
          <table:table-cell office:value-type="float" office:value="-0.0552440184883089">
            <text:p>-0.0552440185</text:p>
          </table:table-cell>
          <table:table-cell office:value-type="float" office:value="-0.025572019587977">
            <text:p>-0.0255720196</text:p>
          </table:table-cell>
          <table:table-cell office:value-type="float" office:value="0.901802348128097">
            <text:p>0.9018023481</text:p>
          </table:table-cell>
          <table:table-cell office:value-type="float" office:value="0.812627662385243">
            <text:p>0.8126276624</text:p>
          </table:table-cell>
          <table:table-cell office:value-type="float" office:value="0.911779630686264">
            <text:p>0.9117796307</text:p>
          </table:table-cell>
          <table:table-cell office:value-type="float" office:value="-23.9627241598891">
            <text:p>-23.9627241599</text:p>
          </table:table-cell>
          <table:table-cell office:value-type="float" office:value="-12.19715273677">
            <text:p>-12.1971527368</text:p>
          </table:table-cell>
          <table:table-cell office:value-type="float" office:value="-26.7576179608618">
            <text:p>-26.757617960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4">
            <text:p>4</text:p>
          </table:table-cell>
          <table:table-cell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1085">
            <text:p>1085</text:p>
          </table:table-cell>
          <table:table-cell office:value-type="float" office:value="4496">
            <text:p>4496</text:p>
          </table:table-cell>
          <table:table-cell office:value-type="float" office:value="7282">
            <text:p>7282</text:p>
          </table:table-cell>
          <table:table-cell office:value-type="float" office:value="12222">
            <text:p>12222</text:p>
          </table:table-cell>
          <table:table-cell office:value-type="float" office:value="-369.875">
            <text:p>-369.875</text:p>
          </table:table-cell>
          <table:table-cell office:value-type="float" office:value="-232.5">
            <text:p>-232.5</text:p>
          </table:table-cell>
          <table:table-cell office:value-type="float" office:value="-462">
            <text:p>-462</text:p>
          </table:table-cell>
          <table:table-cell office:value-type="float" office:value="-0.0822675711743772">
            <text:p>-0.0822675712</text:p>
          </table:table-cell>
          <table:table-cell office:value-type="float" office:value="-0.0319280417467729">
            <text:p>-0.0319280417</text:p>
          </table:table-cell>
          <table:table-cell office:value-type="float" office:value="-0.0378006872852234">
            <text:p>-0.0378006873</text:p>
          </table:table-cell>
          <table:table-cell office:value-type="float" office:value="0.725328689292865">
            <text:p>0.7253286893</text:p>
          </table:table-cell>
          <table:table-cell office:value-type="float" office:value="0.890249877591871">
            <text:p>0.8902498776</text:p>
          </table:table-cell>
          <table:table-cell office:value-type="float" office:value="0.870498222741819">
            <text:p>0.8704982227</text:p>
          </table:table-cell>
          <table:table-cell office:value-type="float" office:value="-8.07398955189336">
            <text:p>-8.0739895519</text:p>
          </table:table-cell>
          <table:table-cell office:value-type="float" office:value="-21.361219946065">
            <text:p>-21.3612199461</text:p>
          </table:table-cell>
          <table:table-cell office:value-type="float" office:value="-17.9880942679004">
            <text:p>-17.9880942679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82">
            <text:p>482</text:p>
          </table:table-cell>
          <table:table-cell office:value-type="float" office:value="735">
            <text:p>735</text:p>
          </table:table-cell>
          <table:table-cell office:value-type="float" office:value="1130">
            <text:p>1130</text:p>
          </table:table-cell>
          <table:table-cell office:value-type="float" office:value="3784">
            <text:p>3784</text:p>
          </table:table-cell>
          <table:table-cell office:value-type="float" office:value="6686">
            <text:p>6686</text:p>
          </table:table-cell>
          <table:table-cell office:value-type="float" office:value="11712">
            <text:p>11712</text:p>
          </table:table-cell>
          <table:table-cell office:value-type="float" office:value="-377.375">
            <text:p>-377.375</text:p>
          </table:table-cell>
          <table:table-cell office:value-type="float" office:value="-60.4">
            <text:p>-60.4</text:p>
          </table:table-cell>
          <table:table-cell office:value-type="float" office:value="-237.375">
            <text:p>-237.375</text:p>
          </table:table-cell>
          <table:table-cell office:value-type="float" office:value="-0.0997291226215645">
            <text:p>-0.0997291226</text:p>
          </table:table-cell>
          <table:table-cell office:value-type="float" office:value="-0.0090338019742746">
            <text:p>-0.009033802</text:p>
          </table:table-cell>
          <table:table-cell office:value-type="float" office:value="-0.0202676741803279">
            <text:p>-0.0202676742</text:p>
          </table:table-cell>
          <table:table-cell office:value-type="float" office:value="0.670442030706304">
            <text:p>0.6704420307</text:p>
          </table:table-cell>
          <table:table-cell office:value-type="float" office:value="0.968541647863135">
            <text:p>0.9685416479</text:p>
          </table:table-cell>
          <table:table-cell office:value-type="float" office:value="0.929868266457545">
            <text:p>0.9298682665</text:p>
          </table:table-cell>
          <table:table-cell office:value-type="float" office:value="-6.59765763833866">
            <text:p>-6.5976576383</text:p>
          </table:table-cell>
          <table:table-cell office:value-type="float" office:value="0">
            <text:p>0</text:p>
          </table:table-cell>
          <table:table-cell office:value-type="float" office:value="-33.8518846692821">
            <text:p>-33.8518846693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756">
            <text:p>756</text:p>
          </table:table-cell>
          <table:table-cell office:value-type="float" office:value="3693">
            <text:p>3693</text:p>
          </table:table-cell>
          <table:table-cell office:value-type="float" office:value="6693">
            <text:p>6693</text:p>
          </table:table-cell>
          <table:table-cell office:value-type="float" office:value="11844">
            <text:p>11844</text:p>
          </table:table-cell>
          <table:table-cell office:value-type="float" office:value="-362.571428571429">
            <text:p>-362.5714285714</text:p>
          </table:table-cell>
          <table:table-cell office:value-type="float" office:value="-657.142857142857">
            <text:p>-657.1428571429</text:p>
          </table:table-cell>
          <table:table-cell office:value-type="float" office:value="-127.857142857143">
            <text:p>-127.8571428571</text:p>
          </table:table-cell>
          <table:table-cell office:value-type="float" office:value="-0.0981780201926424">
            <text:p>-0.0981780202</text:p>
          </table:table-cell>
          <table:table-cell office:value-type="float" office:value="-0.0981836033382425">
            <text:p>-0.0981836033</text:p>
          </table:table-cell>
          <table:table-cell office:value-type="float" office:value="-0.0107950981811164">
            <text:p>-0.0107950982</text:p>
          </table:table-cell>
          <table:table-cell office:value-type="float" office:value="0.675269219677687">
            <text:p>0.6752692197</text:p>
          </table:table-cell>
          <table:table-cell office:value-type="float" office:value="0.675251827446535">
            <text:p>0.6752518274</text:p>
          </table:table-cell>
          <table:table-cell office:value-type="float" office:value="0.962445563289783">
            <text:p>0.9624455633</text:p>
          </table:table-cell>
          <table:table-cell office:value-type="float" office:value="-6.70756392901207">
            <text:p>-6.707563929</text:p>
          </table:table-cell>
          <table:table-cell office:value-type="float" office:value="-6.7071621033727">
            <text:p>-6.70716210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3188">
            <text:p>3188</text:p>
          </table:table-cell>
          <table:table-cell office:value-type="float" office:value="5885">
            <text:p>5885</text:p>
          </table:table-cell>
          <table:table-cell office:value-type="float" office:value="12108">
            <text:p>12108</text:p>
          </table:table-cell>
          <table:table-cell office:value-type="float" office:value="-396.666666666667">
            <text:p>-396.6666666667</text:p>
          </table:table-cell>
          <table:table-cell office:value-type="float" office:value="-732.166666666667">
            <text:p>-732.1666666667</text:p>
          </table:table-cell>
          <table:table-cell office:value-type="float" office:value="-156.5">
            <text:p>-156.5</text:p>
          </table:table-cell>
          <table:table-cell office:value-type="float" office:value="-0.124424926808867">
            <text:p>-0.1244249268</text:p>
          </table:table-cell>
          <table:table-cell office:value-type="float" office:value="-0.124412347776834">
            <text:p>-0.1244123478</text:p>
          </table:table-cell>
          <table:table-cell office:value-type="float" office:value="-0.0129253386190948">
            <text:p>-0.0129253386</text:p>
          </table:table-cell>
          <table:table-cell office:value-type="float" office:value="0.594856618495295">
            <text:p>0.5948566185</text:p>
          </table:table-cell>
          <table:table-cell office:value-type="float" office:value="0.594894510048596">
            <text:p>0.59489451</text:p>
          </table:table-cell>
          <table:table-cell office:value-type="float" office:value="0.955088761014868">
            <text:p>0.955088761</text:p>
          </table:table-cell>
          <table:table-cell office:value-type="float" office:value="-5.21655995784425">
            <text:p>-5.2165599578</text:p>
          </table:table-cell>
          <table:table-cell office:value-type="float" office:value="-5.21712403773679">
            <text:p>-5.21712403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95">
            <text:p>395</text:p>
          </table:table-cell>
          <table:table-cell office:value-type="float" office:value="1011">
            <text:p>1011</text:p>
          </table:table-cell>
          <table:table-cell office:value-type="float" office:value="2750">
            <text:p>2750</text:p>
          </table:table-cell>
          <table:table-cell office:value-type="float" office:value="5187">
            <text:p>5187</text:p>
          </table:table-cell>
          <table:table-cell office:value-type="float" office:value="10445">
            <text:p>10445</text:p>
          </table:table-cell>
          <table:table-cell office:value-type="float" office:value="-360.4">
            <text:p>-360.4</text:p>
          </table:table-cell>
          <table:table-cell office:value-type="float" office:value="0">
            <text:p>0</text:p>
          </table:table-cell>
          <table:table-cell office:value-type="float" office:value="-147">
            <text:p>-147</text:p>
          </table:table-cell>
          <table:table-cell office:value-type="float" office:value="-0.131054545454545">
            <text:p>-0.1310545455</text:p>
          </table:table-cell>
          <table:table-cell office:value-type="float" office:value="0">
            <text:p>0</text:p>
          </table:table-cell>
          <table:table-cell office:value-type="float" office:value="-0.0140737194830062">
            <text:p>-0.0140737195</text:p>
          </table:table-cell>
          <table:table-cell office:value-type="float" office:value="0.574972666922314">
            <text:p>0.5749726669</text:p>
          </table:table-cell>
          <table:table-cell office:value-type="float" office:value="0.95">
            <text:p>0.95</text:p>
          </table:table-cell>
          <table:table-cell office:value-type="float" office:value="0.951130198186448">
            <text:p>0.9511301982</text:p>
          </table:table-cell>
          <table:table-cell office:value-type="float" office:value="-4.93431255923307">
            <text:p>-4.93431255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971">
            <text:p>971</text:p>
          </table:table-cell>
          <table:table-cell office:value-type="float" office:value="2393">
            <text:p>2393</text:p>
          </table:table-cell>
          <table:table-cell office:value-type="float" office:value="4989">
            <text:p>4989</text:p>
          </table:table-cell>
          <table:table-cell office:value-type="float" office:value="10301">
            <text:p>10301</text:p>
          </table:table-cell>
          <table:table-cell office:value-type="float" office:value="0">
            <text:p>0</text:p>
          </table:table-cell>
          <table:table-cell office:value-type="float" office:value="-195">
            <text:p>-19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90859891761876">
            <text:p>-0.0390859892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6619335840111">
            <text:p>0.8661933584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-17.3850274884006">
            <text:p>-17.38502748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5">
            <text:p>5</text:p>
          </table:table-cell>
          <table:table-cell office:value-type="float" office:value="345">
            <text:p>345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2083">
            <text:p>2083</text:p>
          </table:table-cell>
          <table:table-cell office:value-type="float" office:value="4511">
            <text:p>4511</text:p>
          </table:table-cell>
          <table:table-cell office:value-type="float" office:value="10160">
            <text:p>10160</text:p>
          </table:table-cell>
          <table:table-cell table:number-columns-repeated="6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5">
            <text:p>5</text:p>
          </table:table-cell>
          <table:table-cell office:value-type="float" office:value="346">
            <text:p>346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813">
            <text:p>1813</text:p>
          </table:table-cell>
          <table:table-cell office:value-type="float" office:value="4152">
            <text:p>4152</text:p>
          </table:table-cell>
          <table:table-cell office:value-type="float" office:value="10046">
            <text:p>10046</text:p>
          </table:table-cell>
          <table:table-cell table:number-columns-repeated="6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64">
            <text:p>0.64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7.75">
            <text:p>107.75</text:p>
          </table:table-cell>
          <table:table-cell office:value-type="float" office:value="6115.75">
            <text:p>6115.75</text:p>
          </table:table-cell>
          <table:table-cell office:value-type="float" office:value="15281.5">
            <text:p>15281.5</text:p>
          </table:table-cell>
          <table:table-cell office:value-type="float" office:value="14.5425">
            <text:p>14.5425</text:p>
          </table:table-cell>
          <table:table-cell table:number-columns-repeated="3" office:value-type="float" office:value="5">
            <text:p>5</text:p>
          </table:table-cell>
          <table:table-cell office:value-type="float" office:value="425">
            <text:p>425</text:p>
          </table:table-cell>
          <table:table-cell table:number-columns-repeated="2" office:value-type="float" office:value="641">
            <text:p>641</text:p>
          </table:table-cell>
          <table:table-cell office:value-type="float" office:value="1578">
            <text:p>1578</text:p>
          </table:table-cell>
          <table:table-cell office:value-type="float" office:value="3726">
            <text:p>3726</text:p>
          </table:table-cell>
          <table:table-cell office:value-type="float" office:value="10001">
            <text:p>10001</text:p>
          </table:table-cell>
          <table:table-cell table:number-columns-repeated="6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64">
            <text:p>0.64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06">
            <text:p>106</text:p>
          </table:table-cell>
          <table:table-cell office:value-type="float" office:value="6027">
            <text:p>6027</text:p>
          </table:table-cell>
          <table:table-cell office:value-type="float" office:value="11646.6666666667">
            <text:p>11646.6666666667</text:p>
          </table:table-cell>
          <table:table-cell office:value-type="float" office:value="15.2">
            <text:p>15.2</text:p>
          </table:table-cell>
          <table:table-cell table:number-columns-repeated="3" office:value-type="float" office:value="5">
            <text:p>5</text:p>
          </table:table-cell>
          <table:table-cell office:value-type="float" office:value="449">
            <text:p>449</text:p>
          </table:table-cell>
          <table:table-cell office:value-type="float" office:value="984">
            <text:p>984</text:p>
          </table:table-cell>
          <table:table-cell office:value-type="float" office:value="658">
            <text:p>658</text:p>
          </table:table-cell>
          <table:table-cell office:value-type="float" office:value="1374">
            <text:p>1374</text:p>
          </table:table-cell>
          <table:table-cell office:value-type="float" office:value="3338">
            <text:p>3338</text:p>
          </table:table-cell>
          <table:table-cell office:value-type="float" office:value="9956">
            <text:p>9956</text:p>
          </table:table-cell>
          <table:table-cell table:number-columns-repeated="6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61">
            <text:p>0.61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number-columns-repeated="2" table:default-cell-style-name="Default"/>
        <table:table-column table:style-name="co13" table:number-columns-repeated="2" table:default-cell-style-name="Default"/>
        <table:table-column table:style-name="co18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55">
            <text:p>0.55</text:p>
          </table:table-cell>
          <table:table-cell office:value-type="float" office:value="0.61">
            <text:p>0.6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.3">
            <text:p>10.3</text:p>
          </table:table-cell>
          <table:table-cell office:value-type="float" office:value="19.5">
            <text:p>19.5</text:p>
          </table:table-cell>
          <table:table-cell office:value-type="float" office:value="19.9">
            <text:p>19.9</text:p>
          </table:table-cell>
          <table:table-cell office:value-type="float" office:value="10097">
            <text:p>10097</text:p>
          </table:table-cell>
          <table:table-cell office:value-type="float" office:value="11022">
            <text:p>11022</text:p>
          </table:table-cell>
          <table:table-cell office:value-type="float" office:value="11246">
            <text:p>112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0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02:52.47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904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661">
                <text:p>1566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99">
                <text:p>11199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712">
                <text:p>10712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870">
                <text:p>10870</text:p>
              </table:table-cell>
              <table:table-cell office:value-type="float" office:value="15737">
                <text:p>1573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9">
                <text:p>11229</text:p>
              </table:table-cell>
              <table:table-cell office:value-type="float" office:value="17098">
                <text:p>1709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810">
                <text:p>8810</text:p>
              </table:table-cell>
              <table:table-cell office:value-type="float" office:value="11664">
                <text:p>11664</text:p>
              </table:table-cell>
              <table:table-cell office:value-type="float" office:value="17807">
                <text:p>17807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422">
                <text:p>8422</text:p>
              </table:table-cell>
              <table:table-cell office:value-type="float" office:value="11428">
                <text:p>11428</text:p>
              </table:table-cell>
              <table:table-cell office:value-type="float" office:value="17374">
                <text:p>173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610">
                <text:p>11610</text:p>
              </table:table-cell>
              <table:table-cell office:value-type="float" office:value="17903">
                <text:p>1790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45">
                <text:p>8945</text:p>
              </table:table-cell>
              <table:table-cell office:value-type="float" office:value="12772">
                <text:p>12772</text:p>
              </table:table-cell>
              <table:table-cell office:value-type="float" office:value="17933">
                <text:p>17933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796">
                <text:p>8796</text:p>
              </table:table-cell>
              <table:table-cell office:value-type="float" office:value="12592">
                <text:p>12592</text:p>
              </table:table-cell>
              <table:table-cell office:value-type="float" office:value="17341">
                <text:p>17341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469">
                <text:p>8469</text:p>
              </table:table-cell>
              <table:table-cell office:value-type="float" office:value="12530">
                <text:p>12530</text:p>
              </table:table-cell>
              <table:table-cell office:value-type="float" office:value="17707">
                <text:p>1770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054">
                <text:p>9054</text:p>
              </table:table-cell>
              <table:table-cell office:value-type="float" office:value="13112">
                <text:p>13112</text:p>
              </table:table-cell>
              <table:table-cell office:value-type="float" office:value="18163">
                <text:p>1816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930">
                <text:p>9930</text:p>
              </table:table-cell>
              <table:table-cell office:value-type="float" office:value="13092">
                <text:p>13092</text:p>
              </table:table-cell>
              <table:table-cell office:value-type="float" office:value="18762">
                <text:p>18762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912">
                <text:p>9912</text:p>
              </table:table-cell>
              <table:table-cell office:value-type="float" office:value="12809">
                <text:p>12809</text:p>
              </table:table-cell>
              <table:table-cell office:value-type="float" office:value="18507">
                <text:p>1850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912">
                <text:p>9912</text:p>
              </table:table-cell>
              <table:table-cell office:value-type="float" office:value="12847">
                <text:p>12847</text:p>
              </table:table-cell>
              <table:table-cell office:value-type="float" office:value="19918">
                <text:p>1991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4">
                <text:p>10294</text:p>
              </table:table-cell>
              <table:table-cell office:value-type="float" office:value="13332">
                <text:p>13332</text:p>
              </table:table-cell>
              <table:table-cell office:value-type="float" office:value="20140">
                <text:p>20140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266">
                <text:p>10266</text:p>
              </table:table-cell>
              <table:table-cell office:value-type="float" office:value="13854">
                <text:p>13854</text:p>
              </table:table-cell>
              <table:table-cell office:value-type="float" office:value="20160">
                <text:p>20160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932">
                <text:p>9932</text:p>
              </table:table-cell>
              <table:table-cell office:value-type="float" office:value="13768">
                <text:p>13768</text:p>
              </table:table-cell>
              <table:table-cell office:value-type="float" office:value="21139">
                <text:p>21139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912">
                <text:p>9912</text:p>
              </table:table-cell>
              <table:table-cell office:value-type="float" office:value="14556">
                <text:p>14556</text:p>
              </table:table-cell>
              <table:table-cell office:value-type="float" office:value="23428">
                <text:p>23428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496">
                <text:p>10496</text:p>
              </table:table-cell>
              <table:table-cell office:value-type="float" office:value="15009">
                <text:p>15009</text:p>
              </table:table-cell>
              <table:table-cell office:value-type="float" office:value="25296">
                <text:p>2529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576">
                <text:p>10576</text:p>
              </table:table-cell>
              <table:table-cell office:value-type="float" office:value="15947">
                <text:p>15947</text:p>
              </table:table-cell>
              <table:table-cell office:value-type="float" office:value="26803">
                <text:p>2680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210">
                <text:p>10210</text:p>
              </table:table-cell>
              <table:table-cell office:value-type="float" office:value="17017">
                <text:p>17017</text:p>
              </table:table-cell>
              <table:table-cell office:value-type="float" office:value="28571">
                <text:p>28571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799">
                <text:p>10799</text:p>
              </table:table-cell>
              <table:table-cell office:value-type="float" office:value="17770">
                <text:p>17770</text:p>
              </table:table-cell>
              <table:table-cell office:value-type="float" office:value="29907">
                <text:p>2990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24">
                <text:p>11224</text:p>
              </table:table-cell>
              <table:table-cell office:value-type="float" office:value="18592">
                <text:p>18592</text:p>
              </table:table-cell>
              <table:table-cell office:value-type="float" office:value="31247">
                <text:p>3124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948">
                <text:p>10948</text:p>
              </table:table-cell>
              <table:table-cell office:value-type="float" office:value="19122">
                <text:p>19122</text:p>
              </table:table-cell>
              <table:table-cell office:value-type="float" office:value="32805">
                <text:p>3280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505">
                <text:p>11505</text:p>
              </table:table-cell>
              <table:table-cell office:value-type="float" office:value="19867">
                <text:p>19867</text:p>
              </table:table-cell>
              <table:table-cell office:value-type="float" office:value="34848">
                <text:p>3484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850">
                <text:p>12850</text:p>
              </table:table-cell>
              <table:table-cell office:value-type="float" office:value="21352">
                <text:p>21352</text:p>
              </table:table-cell>
              <table:table-cell office:value-type="float" office:value="35150">
                <text:p>35150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36">
                <text:p>13736</text:p>
              </table:table-cell>
              <table:table-cell office:value-type="float" office:value="22156">
                <text:p>22156</text:p>
              </table:table-cell>
              <table:table-cell office:value-type="float" office:value="32441">
                <text:p>32441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790">
                <text:p>14790</text:p>
              </table:table-cell>
              <table:table-cell office:value-type="float" office:value="22216">
                <text:p>22216</text:p>
              </table:table-cell>
              <table:table-cell office:value-type="float" office:value="31578">
                <text:p>315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460">
                <text:p>15460</text:p>
              </table:table-cell>
              <table:table-cell office:value-type="float" office:value="21678">
                <text:p>21678</text:p>
              </table:table-cell>
              <table:table-cell office:value-type="float" office:value="33214">
                <text:p>3321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942">
                <text:p>15942</text:p>
              </table:table-cell>
              <table:table-cell office:value-type="float" office:value="21302">
                <text:p>21302</text:p>
              </table:table-cell>
              <table:table-cell office:value-type="float" office:value="33635">
                <text:p>3363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380">
                <text:p>16380</text:p>
              </table:table-cell>
              <table:table-cell office:value-type="float" office:value="22035">
                <text:p>22035</text:p>
              </table:table-cell>
              <table:table-cell office:value-type="float" office:value="31920">
                <text:p>31920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618">
                <text:p>16618</text:p>
              </table:table-cell>
              <table:table-cell office:value-type="float" office:value="22440">
                <text:p>22440</text:p>
              </table:table-cell>
              <table:table-cell office:value-type="float" office:value="31360">
                <text:p>3136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340">
                <text:p>16340</text:p>
              </table:table-cell>
              <table:table-cell office:value-type="float" office:value="23459">
                <text:p>23459</text:p>
              </table:table-cell>
              <table:table-cell office:value-type="float" office:value="33267">
                <text:p>3326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550">
                <text:p>15550</text:p>
              </table:table-cell>
              <table:table-cell office:value-type="float" office:value="23672">
                <text:p>23672</text:p>
              </table:table-cell>
              <table:table-cell office:value-type="float" office:value="33712">
                <text:p>3371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6195">
                <text:p>16195</text:p>
              </table:table-cell>
              <table:table-cell office:value-type="float" office:value="22045">
                <text:p>22045</text:p>
              </table:table-cell>
              <table:table-cell office:value-type="float" office:value="31109">
                <text:p>3110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618">
                <text:p>16618</text:p>
              </table:table-cell>
              <table:table-cell office:value-type="float" office:value="21811">
                <text:p>21811</text:p>
              </table:table-cell>
              <table:table-cell office:value-type="float" office:value="30259">
                <text:p>302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959">
                <text:p>15959</text:p>
              </table:table-cell>
              <table:table-cell office:value-type="float" office:value="21846">
                <text:p>21846</text:p>
              </table:table-cell>
              <table:table-cell office:value-type="float" office:value="32593">
                <text:p>3259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550">
                <text:p>15550</text:p>
              </table:table-cell>
              <table:table-cell office:value-type="float" office:value="21946">
                <text:p>21946</text:p>
              </table:table-cell>
              <table:table-cell office:value-type="float" office:value="32488">
                <text:p>3248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674">
                <text:p>15674</text:p>
              </table:table-cell>
              <table:table-cell office:value-type="float" office:value="21581">
                <text:p>21581</text:p>
              </table:table-cell>
              <table:table-cell office:value-type="float" office:value="31243">
                <text:p>31243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140">
                <text:p>16140</text:p>
              </table:table-cell>
              <table:table-cell office:value-type="float" office:value="21816">
                <text:p>21816</text:p>
              </table:table-cell>
              <table:table-cell office:value-type="float" office:value="34478">
                <text:p>3447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500">
                <text:p>16500</text:p>
              </table:table-cell>
              <table:table-cell office:value-type="float" office:value="22941">
                <text:p>22941</text:p>
              </table:table-cell>
              <table:table-cell office:value-type="float" office:value="36297">
                <text:p>3629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329">
                <text:p>16329</text:p>
              </table:table-cell>
              <table:table-cell office:value-type="float" office:value="23209">
                <text:p>23209</text:p>
              </table:table-cell>
              <table:table-cell office:value-type="float" office:value="37310">
                <text:p>37310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500">
                <text:p>16500</text:p>
              </table:table-cell>
              <table:table-cell office:value-type="float" office:value="22063">
                <text:p>22063</text:p>
              </table:table-cell>
              <table:table-cell office:value-type="float" office:value="36134">
                <text:p>3613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689">
                <text:p>15689</text:p>
              </table:table-cell>
              <table:table-cell office:value-type="float" office:value="23550">
                <text:p>23550</text:p>
              </table:table-cell>
              <table:table-cell office:value-type="float" office:value="33683">
                <text:p>3368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548">
                <text:p>15548</text:p>
              </table:table-cell>
              <table:table-cell office:value-type="float" office:value="21733">
                <text:p>21733</text:p>
              </table:table-cell>
              <table:table-cell office:value-type="float" office:value="35460">
                <text:p>35460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895">
                <text:p>14895</text:p>
              </table:table-cell>
              <table:table-cell office:value-type="float" office:value="21008">
                <text:p>21008</text:p>
              </table:table-cell>
              <table:table-cell office:value-type="float" office:value="36208">
                <text:p>3620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3014">
                <text:p>13014</text:p>
              </table:table-cell>
              <table:table-cell office:value-type="float" office:value="21464">
                <text:p>21464</text:p>
              </table:table-cell>
              <table:table-cell office:value-type="float" office:value="35178">
                <text:p>35178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890">
                <text:p>10890</text:p>
              </table:table-cell>
              <table:table-cell office:value-type="float" office:value="19295">
                <text:p>19295</text:p>
              </table:table-cell>
              <table:table-cell office:value-type="float" office:value="32755">
                <text:p>3275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9246">
                <text:p>9246</text:p>
              </table:table-cell>
              <table:table-cell office:value-type="float" office:value="19826">
                <text:p>19826</text:p>
              </table:table-cell>
              <table:table-cell office:value-type="float" office:value="34022">
                <text:p>3402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992">
                <text:p>7992</text:p>
              </table:table-cell>
              <table:table-cell office:value-type="float" office:value="19257">
                <text:p>19257</text:p>
              </table:table-cell>
              <table:table-cell office:value-type="float" office:value="35162">
                <text:p>3516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8001">
                <text:p>8001</text:p>
              </table:table-cell>
              <table:table-cell office:value-type="float" office:value="16969">
                <text:p>16969</text:p>
              </table:table-cell>
              <table:table-cell office:value-type="float" office:value="33613">
                <text:p>33613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397">
                <text:p>7397</text:p>
              </table:table-cell>
              <table:table-cell office:value-type="float" office:value="14940">
                <text:p>14940</text:p>
              </table:table-cell>
              <table:table-cell office:value-type="float" office:value="31013">
                <text:p>31013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6695">
                <text:p>6695</text:p>
              </table:table-cell>
              <table:table-cell office:value-type="float" office:value="14526">
                <text:p>14526</text:p>
              </table:table-cell>
              <table:table-cell office:value-type="float" office:value="28106">
                <text:p>2810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020">
                <text:p>7020</text:p>
              </table:table-cell>
              <table:table-cell office:value-type="float" office:value="13486">
                <text:p>13486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96">
                <text:p>7696</text:p>
              </table:table-cell>
              <table:table-cell office:value-type="float" office:value="12962">
                <text:p>12962</text:p>
              </table:table-cell>
              <table:table-cell office:value-type="float" office:value="22423">
                <text:p>22423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163">
                <text:p>7163</text:p>
              </table:table-cell>
              <table:table-cell office:value-type="float" office:value="11401">
                <text:p>11401</text:p>
              </table:table-cell>
              <table:table-cell office:value-type="float" office:value="18692">
                <text:p>1869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6695">
                <text:p>6695</text:p>
              </table:table-cell>
              <table:table-cell office:value-type="float" office:value="10945">
                <text:p>10945</text:p>
              </table:table-cell>
              <table:table-cell office:value-type="float" office:value="16027">
                <text:p>1602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6942">
                <text:p>6942</text:p>
              </table:table-cell>
              <table:table-cell office:value-type="float" office:value="9779">
                <text:p>9779</text:p>
              </table:table-cell>
              <table:table-cell office:value-type="float" office:value="16002">
                <text:p>16002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6773">
                <text:p>6773</text:p>
              </table:table-cell>
              <table:table-cell office:value-type="float" office:value="10216">
                <text:p>10216</text:p>
              </table:table-cell>
              <table:table-cell office:value-type="float" office:value="15408">
                <text:p>15408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564">
                <text:p>5564</text:p>
              </table:table-cell>
              <table:table-cell office:value-type="float" office:value="9416">
                <text:p>9416</text:p>
              </table:table-cell>
              <table:table-cell office:value-type="float" office:value="14796">
                <text:p>1479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6266">
                <text:p>6266</text:p>
              </table:table-cell>
              <table:table-cell office:value-type="float" office:value="9636">
                <text:p>9636</text:p>
              </table:table-cell>
              <table:table-cell office:value-type="float" office:value="14712">
                <text:p>1471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6591">
                <text:p>6591</text:p>
              </table:table-cell>
              <table:table-cell office:value-type="float" office:value="9552">
                <text:p>9552</text:p>
              </table:table-cell>
              <table:table-cell office:value-type="float" office:value="15408">
                <text:p>1540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5993">
                <text:p>5993</text:p>
              </table:table-cell>
              <table:table-cell office:value-type="float" office:value="9372">
                <text:p>9372</text:p>
              </table:table-cell>
              <table:table-cell office:value-type="float" office:value="14796">
                <text:p>1479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5135">
                <text:p>5135</text:p>
              </table:table-cell>
              <table:table-cell office:value-type="float" office:value="8526">
                <text:p>8526</text:p>
              </table:table-cell>
              <table:table-cell office:value-type="float" office:value="14616">
                <text:p>1461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4797">
                <text:p>4797</text:p>
              </table:table-cell>
              <table:table-cell office:value-type="float" office:value="8676">
                <text:p>8676</text:p>
              </table:table-cell>
              <table:table-cell office:value-type="float" office:value="14484">
                <text:p>1448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4485">
                <text:p>4485</text:p>
              </table:table-cell>
              <table:table-cell office:value-type="float" office:value="8336">
                <text:p>8336</text:p>
              </table:table-cell>
              <table:table-cell office:value-type="float" office:value="14244">
                <text:p>1424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4498">
                <text:p>4498</text:p>
              </table:table-cell>
              <table:table-cell office:value-type="float" office:value="7755">
                <text:p>7755</text:p>
              </table:table-cell>
              <table:table-cell office:value-type="float" office:value="13068">
                <text:p>13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5135">
                <text:p>5135</text:p>
              </table:table-cell>
              <table:table-cell office:value-type="float" office:value="7910">
                <text:p>7910</text:p>
              </table:table-cell>
              <table:table-cell office:value-type="float" office:value="13560">
                <text:p>13560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4797">
                <text:p>4797</text:p>
              </table:table-cell>
              <table:table-cell office:value-type="float" office:value="7896">
                <text:p>7896</text:p>
              </table:table-cell>
              <table:table-cell office:value-type="float" office:value="13752">
                <text:p>1375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4485">
                <text:p>4485</text:p>
              </table:table-cell>
              <table:table-cell office:value-type="float" office:value="7755">
                <text:p>7755</text:p>
              </table:table-cell>
              <table:table-cell office:value-type="float" office:value="13068">
                <text:p>1306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4498">
                <text:p>4498</text:p>
              </table:table-cell>
              <table:table-cell office:value-type="float" office:value="7505">
                <text:p>7505</text:p>
              </table:table-cell>
              <table:table-cell office:value-type="float" office:value="12132">
                <text:p>12132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4797">
                <text:p>4797</text:p>
              </table:table-cell>
              <table:table-cell office:value-type="float" office:value="7585">
                <text:p>7585</text:p>
              </table:table-cell>
              <table:table-cell office:value-type="float" office:value="11712">
                <text:p>1171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4485">
                <text:p>4485</text:p>
              </table:table-cell>
              <table:table-cell office:value-type="float" office:value="7356">
                <text:p>7356</text:p>
              </table:table-cell>
              <table:table-cell office:value-type="float" office:value="11844">
                <text:p>1184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4496">
                <text:p>4496</text:p>
              </table:table-cell>
              <table:table-cell office:value-type="float" office:value="7282">
                <text:p>7282</text:p>
              </table:table-cell>
              <table:table-cell office:value-type="float" office:value="12222">
                <text:p>1222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3784">
                <text:p>3784</text:p>
              </table:table-cell>
              <table:table-cell office:value-type="float" office:value="6686">
                <text:p>6686</text:p>
              </table:table-cell>
              <table:table-cell office:value-type="float" office:value="11712">
                <text:p>1171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3693">
                <text:p>3693</text:p>
              </table:table-cell>
              <table:table-cell office:value-type="float" office:value="6693">
                <text:p>6693</text:p>
              </table:table-cell>
              <table:table-cell office:value-type="float" office:value="11844">
                <text:p>1184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3188">
                <text:p>3188</text:p>
              </table:table-cell>
              <table:table-cell office:value-type="float" office:value="5885">
                <text:p>5885</text:p>
              </table:table-cell>
              <table:table-cell office:value-type="float" office:value="12108">
                <text:p>1210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2750">
                <text:p>2750</text:p>
              </table:table-cell>
              <table:table-cell office:value-type="float" office:value="5187">
                <text:p>5187</text:p>
              </table:table-cell>
              <table:table-cell office:value-type="float" office:value="10445">
                <text:p>10445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2393">
                <text:p>2393</text:p>
              </table:table-cell>
              <table:table-cell office:value-type="float" office:value="4989">
                <text:p>4989</text:p>
              </table:table-cell>
              <table:table-cell office:value-type="float" office:value="10301">
                <text:p>10301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2083">
                <text:p>2083</text:p>
              </table:table-cell>
              <table:table-cell office:value-type="float" office:value="4511">
                <text:p>4511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813">
                <text:p>1813</text:p>
              </table:table-cell>
              <table:table-cell office:value-type="float" office:value="4152">
                <text:p>4152</text:p>
              </table:table-cell>
              <table:table-cell office:value-type="float" office:value="10046">
                <text:p>1004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578">
                <text:p>1578</text:p>
              </table:table-cell>
              <table:table-cell office:value-type="float" office:value="3726">
                <text:p>3726</text:p>
              </table:table-cell>
              <table:table-cell office:value-type="float" office:value="10001">
                <text:p>10001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374">
                <text:p>1374</text:p>
              </table:table-cell>
              <table:table-cell office:value-type="float" office:value="3338">
                <text:p>3338</text:p>
              </table:table-cell>
              <table:table-cell office:value-type="float" office:value="9956">
                <text:p>9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15.75">
                <text:p>6115.7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027">
                <text:p>6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3cm" svg:y="1.404cm" svg:width="30.896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5425">
                <text:p>14.542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1cm" svg:y="1.352cm" svg:width="31.355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6161684473218">
                <text:p>1.0616168447321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4781882663908">
                <text:p>1.0478188266390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652798067654">
                <text:p>1.0565279806765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729782228298">
                <text:p>1.0772978222829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826236489637">
                <text:p>1.10826236489637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9000035116988">
                <text:p>1.0900003511698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10854055512155">
                <text:p>1.10854055512155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6373400629119">
                <text:p>1.0637340062911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417952350095">
                <text:p>1.0417952350095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5995685235324">
                <text:p>1.0599568523532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5275644273339">
                <text:p>1.0527564427333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478807736629">
                <text:p>1.0478807736629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765883236485">
                <text:p>1.0376588323648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6836438647924">
                <text:p>1.0683643864792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7638776507039">
                <text:p>1.07638776507039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3473875193455">
                <text:p>1.03473875193455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6763804221819">
                <text:p>1.06763804221819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1623893727967">
                <text:p>1.11623893727967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2649108939205">
                <text:p>1.12649108939205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1458109360926">
                <text:p>1.2145810936092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176552803912">
                <text:p>1.217655280391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619034922012">
                <text:p>1.161903492201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0338296979687">
                <text:p>1.1033829697968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8592603586458">
                <text:p>1.18592603586458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9409552468902">
                <text:p>1.1940955246890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947400443073">
                <text:p>1.15947400443073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09335240470172">
                <text:p>1.0933524047017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3811905558484">
                <text:p>1.0381190555848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95059382723158">
                <text:p>0.995059382723158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87885627958695">
                <text:p>0.98788562795869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81037011115791">
                <text:p>0.9810370111157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4753754565552">
                <text:p>1.0475375456555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637971719462">
                <text:p>1.0163797171946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76928170667181">
                <text:p>0.976928170667181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1539837780523">
                <text:p>1.01539837780523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86589578840479">
                <text:p>0.98658957884047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4445022842184">
                <text:p>1.0444502284218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6029689999718">
                <text:p>1.0602968999971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774032963457">
                <text:p>1.077403296345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209540217001">
                <text:p>0.98920954021700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90593294752741">
                <text:p>0.99059329475274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443492632569">
                <text:p>1.01443492632569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240787296856">
                <text:p>1.0224078729685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3527114313405">
                <text:p>1.03527114313405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720004401377559">
                <text:p>0.720004401377559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6305824040362">
                <text:p>1.06305824040362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7261339046834">
                <text:p>1.0726133904683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620033666366593">
                <text:p>0.620033666366593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991185672864259">
                <text:p>0.991185672864259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668099475673959">
                <text:p>0.66809947567395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684554123979798">
                <text:p>0.6845541239797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88924175284919">
                <text:p>0.888924175284919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82849710072894">
                <text:p>0.98284971007289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646142306026948">
                <text:p>0.64614230602694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651670382475464">
                <text:p>0.651670382475464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84728391141148">
                <text:p>0.8472839114114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573920282316103">
                <text:p>0.57392028231610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85760935271871">
                <text:p>0.9857609352718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715377986720203">
                <text:p>0.715377986720203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639004450619503">
                <text:p>0.63900445061950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75578742115882">
                <text:p>0.97557874211588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73184516528939">
                <text:p>0.973184516528939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16557727666195">
                <text:p>0.91655772766619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74601189886379">
                <text:p>0.97460118988637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848641899351767">
                <text:p>0.84864189935176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891931370445143">
                <text:p>0.891931370445143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871209013631105">
                <text:p>0.871209013631105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05832700779231">
                <text:p>0.905832700779231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95736511638782">
                <text:p>0.99573651163878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871209013631105">
                <text:p>0.87120901363110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96678981733697">
                <text:p>0.99667898173369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861659820691795">
                <text:p>0.861659820691795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812627662385243">
                <text:p>0.812627662385243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890249877591871">
                <text:p>0.8902498775918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68541647863135">
                <text:p>0.968541647863135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675251827446535">
                <text:p>0.675251827446535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594894510048596">
                <text:p>0.59489451004859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86619335840111">
                <text:p>0.86619335840111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5281.5">
                <text:p>15281.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1646.6666666667">
                <text:p>11646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